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/>
    </style:style>
  </office:automatic-styles>
  <office:body>
    <office:spreadsheet>
      <table:calculation-settings table:automatic-find-labels="false"/>
      <table:table table:name="bartontools-e-mtab-4316-expression-20171129012731" table:style-name="ta1">
        <table:table-column table:style-name="co1" table:number-columns-repeated="2" table:default-cell-style-name="Default"/>
        <table:table-column table:style-name="co2" table:number-columns-repeated="14" table:default-cell-style-name="Default"/>
        <table:table-column table:style-name="co2" table:number-columns-repeated="2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R019486</text:p>
          </table:table-cell>
          <table:table-cell office:value-type="string" calcext:value-type="string">
            <text:p>DRR019494</text:p>
          </table:table-cell>
          <table:table-cell office:value-type="string" calcext:value-type="string">
            <text:p>DRR019487</text:p>
          </table:table-cell>
          <table:table-cell office:value-type="string" calcext:value-type="string">
            <text:p>DRR019495</text:p>
          </table:table-cell>
          <table:table-cell office:value-type="string" calcext:value-type="string">
            <text:p>DRR019488</text:p>
          </table:table-cell>
          <table:table-cell office:value-type="string" calcext:value-type="string">
            <text:p>DRR019496</text:p>
          </table:table-cell>
          <table:table-cell office:value-type="string" calcext:value-type="string">
            <text:p>DRR019489</text:p>
          </table:table-cell>
          <table:table-cell office:value-type="string" calcext:value-type="string">
            <text:p>DRR019497</text:p>
          </table:table-cell>
          <table:table-cell office:value-type="string" calcext:value-type="string">
            <text:p>DRR019482</text:p>
          </table:table-cell>
          <table:table-cell office:value-type="string" calcext:value-type="string">
            <text:p>DRR019490</text:p>
          </table:table-cell>
          <table:table-cell office:value-type="string" calcext:value-type="string">
            <text:p>DRR019483</text:p>
          </table:table-cell>
          <table:table-cell office:value-type="string" calcext:value-type="string">
            <text:p>DRR019491</text:p>
          </table:table-cell>
          <table:table-cell office:value-type="string" calcext:value-type="string">
            <text:p>DRR019484</text:p>
          </table:table-cell>
          <table:table-cell office:value-type="string" calcext:value-type="string">
            <text:p>DRR019492</text:p>
          </table:table-cell>
          <table:table-cell office:value-type="string" calcext:value-type="string">
            <text:p>DRR019485</text:p>
          </table:table-cell>
          <table:table-cell office:value-type="string" calcext:value-type="string">
            <text:p>DRR019493</text:p>
          </table:table-cell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WT</text:p>
          </table:table-cell>
          <table:table-cell table:number-columns-repeated="8" office:value-type="string" calcext:value-type="string">
            <text:p>OSH1-GR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string" calcext:value-type="string">
            <text:p>OS01G0231950</text:p>
          </table:table-cell>
          <table:table-cell office:value-type="float" office:value="19.273" calcext:value-type="float">
            <text:p>19.273</text:p>
          </table:table-cell>
          <table:table-cell office:value-type="float" office:value="19.164" calcext:value-type="float">
            <text:p>19.164</text:p>
          </table:table-cell>
          <table:table-cell office:value-type="float" office:value="11.367" calcext:value-type="float">
            <text:p>11.367</text:p>
          </table:table-cell>
          <table:table-cell office:value-type="float" office:value="12.151" calcext:value-type="float">
            <text:p>12.151</text:p>
          </table:table-cell>
          <table:table-cell office:value-type="float" office:value="13.685" calcext:value-type="float">
            <text:p>13.685</text:p>
          </table:table-cell>
          <table:table-cell office:value-type="float" office:value="14.211" calcext:value-type="float">
            <text:p>14.211</text:p>
          </table:table-cell>
          <table:table-cell office:value-type="float" office:value="16.655" calcext:value-type="float">
            <text:p>16.655</text:p>
          </table:table-cell>
          <table:table-cell office:value-type="float" office:value="18.436" calcext:value-type="float">
            <text:p>18.436</text:p>
          </table:table-cell>
          <table:table-cell office:value-type="float" office:value="17.919" calcext:value-type="float">
            <text:p>17.919</text:p>
          </table:table-cell>
          <table:table-cell office:value-type="float" office:value="14.85" calcext:value-type="float">
            <text:p>14.85</text:p>
          </table:table-cell>
          <table:table-cell office:value-type="float" office:value="25.088" calcext:value-type="float">
            <text:p>25.088</text:p>
          </table:table-cell>
          <table:table-cell office:value-type="float" office:value="18.761" calcext:value-type="float">
            <text:p>18.761</text:p>
          </table:table-cell>
          <table:table-cell office:value-type="float" office:value="57.147" calcext:value-type="float">
            <text:p>57.147</text:p>
          </table:table-cell>
          <table:table-cell office:value-type="float" office:value="60.673" calcext:value-type="float">
            <text:p>60.673</text:p>
          </table:table-cell>
          <table:table-cell office:value-type="float" office:value="169.99" calcext:value-type="float">
            <text:p>169.99</text:p>
          </table:table-cell>
          <table:table-cell office:value-type="float" office:value="97.459" calcext:value-type="float">
            <text:p>97.459</text:p>
          </table:table-cell>
        </table:table-row>
        <table:table-row table:style-name="ro1">
          <table:table-cell table:number-columns-repeated="2" office:value-type="string" calcext:value-type="string">
            <text:p>OS01G0605100</text:p>
          </table:table-cell>
          <table:table-cell office:value-type="float" office:value="0.818" calcext:value-type="float">
            <text:p>0.818</text:p>
          </table:table-cell>
          <table:table-cell office:value-type="float" office:value="0.525" calcext:value-type="float">
            <text:p>0.525</text:p>
          </table:table-cell>
          <table:table-cell office:value-type="float" office:value="0.631" calcext:value-type="float">
            <text:p>0.631</text:p>
          </table:table-cell>
          <table:table-cell office:value-type="float" office:value="0.832" calcext:value-type="float">
            <text:p>0.832</text:p>
          </table:table-cell>
          <table:table-cell office:value-type="float" office:value="0.485" calcext:value-type="float">
            <text:p>0.4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" calcext:value-type="float">
            <text:p>0.55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36" calcext:value-type="float">
            <text:p>0.936</text:p>
          </table:table-cell>
          <table:table-cell office:value-type="float" office:value="1.084" calcext:value-type="float">
            <text:p>1.084</text:p>
          </table:table-cell>
          <table:table-cell office:value-type="float" office:value="1.066" calcext:value-type="float">
            <text:p>1.066</text:p>
          </table:table-cell>
          <table:table-cell office:value-type="float" office:value="0.559" calcext:value-type="float">
            <text:p>0.559</text:p>
          </table:table-cell>
          <table:table-cell office:value-type="float" office:value="3.697" calcext:value-type="float">
            <text:p>3.697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string" calcext:value-type="string">
            <text:p>OS01G0726400</text:p>
          </table:table-cell>
          <table:table-cell office:value-type="string" calcext:value-type="string">
            <text:p>MADS32</text:p>
          </table:table-cell>
          <table:table-cell office:value-type="float" office:value="18.57" calcext:value-type="float">
            <text:p>18.57</text:p>
          </table:table-cell>
          <table:table-cell office:value-type="float" office:value="15.569" calcext:value-type="float">
            <text:p>15.569</text:p>
          </table:table-cell>
          <table:table-cell office:value-type="float" office:value="18.104" calcext:value-type="float">
            <text:p>18.104</text:p>
          </table:table-cell>
          <table:table-cell office:value-type="float" office:value="14.739" calcext:value-type="float">
            <text:p>14.739</text:p>
          </table:table-cell>
          <table:table-cell office:value-type="float" office:value="20.881" calcext:value-type="float">
            <text:p>20.881</text:p>
          </table:table-cell>
          <table:table-cell office:value-type="float" office:value="16.026" calcext:value-type="float">
            <text:p>16.026</text:p>
          </table:table-cell>
          <table:table-cell office:value-type="float" office:value="24.677" calcext:value-type="float">
            <text:p>24.677</text:p>
          </table:table-cell>
          <table:table-cell office:value-type="float" office:value="19.051" calcext:value-type="float">
            <text:p>19.051</text:p>
          </table:table-cell>
          <table:table-cell office:value-type="float" office:value="22.161" calcext:value-type="float">
            <text:p>22.161</text:p>
          </table:table-cell>
          <table:table-cell office:value-type="float" office:value="20.162" calcext:value-type="float">
            <text:p>20.162</text:p>
          </table:table-cell>
          <table:table-cell office:value-type="float" office:value="22.237" calcext:value-type="float">
            <text:p>22.237</text:p>
          </table:table-cell>
          <table:table-cell office:value-type="float" office:value="19.744" calcext:value-type="float">
            <text:p>19.744</text:p>
          </table:table-cell>
          <table:table-cell office:value-type="float" office:value="28.535" calcext:value-type="float">
            <text:p>28.535</text:p>
          </table:table-cell>
          <table:table-cell office:value-type="float" office:value="21.314" calcext:value-type="float">
            <text:p>21.314</text:p>
          </table:table-cell>
          <table:table-cell office:value-type="float" office:value="292.522" calcext:value-type="float">
            <text:p>292.522</text:p>
          </table:table-cell>
          <table:table-cell office:value-type="float" office:value="266.436" calcext:value-type="float">
            <text:p>266.436</text:p>
          </table:table-cell>
        </table:table-row>
        <table:table-row table:style-name="ro1">
          <table:table-cell table:number-columns-repeated="2" office:value-type="string" calcext:value-type="string">
            <text:p>OS01G0729400</text:p>
          </table:table-cell>
          <table:table-cell office:value-type="float" office:value="1.208" calcext:value-type="float">
            <text:p>1.208</text:p>
          </table:table-cell>
          <table:table-cell office:value-type="float" office:value="1.263" calcext:value-type="float">
            <text:p>1.263</text:p>
          </table:table-cell>
          <table:table-cell office:value-type="float" office:value="1.55" calcext:value-type="float">
            <text:p>1.55</text:p>
          </table:table-cell>
          <table:table-cell office:value-type="float" office:value="1.006" calcext:value-type="float">
            <text:p>1.006</text:p>
          </table:table-cell>
          <table:table-cell office:value-type="float" office:value="1.29" calcext:value-type="float">
            <text:p>1.29</text:p>
          </table:table-cell>
          <table:table-cell office:value-type="float" office:value="1.288" calcext:value-type="float">
            <text:p>1.288</text:p>
          </table:table-cell>
          <table:table-cell office:value-type="float" office:value="0.804" calcext:value-type="float">
            <text:p>0.804</text:p>
          </table:table-cell>
          <table:table-cell office:value-type="float" office:value="1.279" calcext:value-type="float">
            <text:p>1.279</text:p>
          </table:table-cell>
          <table:table-cell office:value-type="float" office:value="1.049" calcext:value-type="float">
            <text:p>1.049</text:p>
          </table:table-cell>
          <table:table-cell office:value-type="float" office:value="1.499" calcext:value-type="float">
            <text:p>1.499</text:p>
          </table:table-cell>
          <table:table-cell office:value-type="float" office:value="1.445" calcext:value-type="float">
            <text:p>1.445</text:p>
          </table:table-cell>
          <table:table-cell office:value-type="float" office:value="1.794" calcext:value-type="float">
            <text:p>1.794</text:p>
          </table:table-cell>
          <table:table-cell office:value-type="float" office:value="3.68" calcext:value-type="float">
            <text:p>3.68</text:p>
          </table:table-cell>
          <table:table-cell office:value-type="float" office:value="3.51" calcext:value-type="float">
            <text:p>3.51</text:p>
          </table:table-cell>
          <table:table-cell office:value-type="float" office:value="18.662" calcext:value-type="float">
            <text:p>18.662</text:p>
          </table:table-cell>
          <table:table-cell office:value-type="float" office:value="23.546" calcext:value-type="float">
            <text:p>23.546</text:p>
          </table:table-cell>
        </table:table-row>
        <table:table-row table:style-name="ro1">
          <table:table-cell table:number-columns-repeated="2" office:value-type="string" calcext:value-type="string">
            <text:p>OS01G0732300</text:p>
          </table:table-cell>
          <table:table-cell office:value-type="float" office:value="2.365" calcext:value-type="float">
            <text:p>2.365</text:p>
          </table:table-cell>
          <table:table-cell office:value-type="float" office:value="4.469" calcext:value-type="float">
            <text:p>4.469</text:p>
          </table:table-cell>
          <table:table-cell office:value-type="float" office:value="4.672" calcext:value-type="float">
            <text:p>4.672</text:p>
          </table:table-cell>
          <table:table-cell office:value-type="float" office:value="6.012" calcext:value-type="float">
            <text:p>6.012</text:p>
          </table:table-cell>
          <table:table-cell office:value-type="float" office:value="2.749" calcext:value-type="float">
            <text:p>2.749</text:p>
          </table:table-cell>
          <table:table-cell office:value-type="float" office:value="2.103" calcext:value-type="float">
            <text:p>2.103</text:p>
          </table:table-cell>
          <table:table-cell office:value-type="float" office:value="2.226" calcext:value-type="float">
            <text:p>2.226</text:p>
          </table:table-cell>
          <table:table-cell office:value-type="float" office:value="5.141" calcext:value-type="float">
            <text:p>5.141</text:p>
          </table:table-cell>
          <table:table-cell office:value-type="float" office:value="3.291" calcext:value-type="float">
            <text:p>3.291</text:p>
          </table:table-cell>
          <table:table-cell office:value-type="float" office:value="3.934" calcext:value-type="float">
            <text:p>3.934</text:p>
          </table:table-cell>
          <table:table-cell office:value-type="float" office:value="5.502" calcext:value-type="float">
            <text:p>5.502</text:p>
          </table:table-cell>
          <table:table-cell office:value-type="float" office:value="4.607" calcext:value-type="float">
            <text:p>4.607</text:p>
          </table:table-cell>
          <table:table-cell office:value-type="float" office:value="10.084" calcext:value-type="float">
            <text:p>10.084</text:p>
          </table:table-cell>
          <table:table-cell office:value-type="float" office:value="12.558" calcext:value-type="float">
            <text:p>12.558</text:p>
          </table:table-cell>
          <table:table-cell office:value-type="float" office:value="36.966" calcext:value-type="float">
            <text:p>36.966</text:p>
          </table:table-cell>
          <table:table-cell office:value-type="float" office:value="38.037" calcext:value-type="float">
            <text:p>38.037</text:p>
          </table:table-cell>
        </table:table-row>
        <table:table-row table:style-name="ro1">
          <table:table-cell office:value-type="string" calcext:value-type="string">
            <text:p>OS01G0883100</text:p>
          </table:table-cell>
          <table:table-cell office:value-type="string" calcext:value-type="string">
            <text:p>MADS2</text:p>
          </table:table-cell>
          <table:table-cell office:value-type="float" office:value="1.026" calcext:value-type="float">
            <text:p>1.026</text:p>
          </table:table-cell>
          <table:table-cell office:value-type="float" office:value="0.794" calcext:value-type="float">
            <text:p>0.794</text:p>
          </table:table-cell>
          <table:table-cell office:value-type="float" office:value="1.489" calcext:value-type="float">
            <text:p>1.489</text:p>
          </table:table-cell>
          <table:table-cell office:value-type="float" office:value="1.064" calcext:value-type="float">
            <text:p>1.064</text:p>
          </table:table-cell>
          <table:table-cell office:value-type="float" office:value="0.845" calcext:value-type="float">
            <text:p>0.845</text:p>
          </table:table-cell>
          <table:table-cell office:value-type="float" office:value="1.126" calcext:value-type="float">
            <text:p>1.12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576" calcext:value-type="float">
            <text:p>0.576</text:p>
          </table:table-cell>
          <table:table-cell office:value-type="float" office:value="0.902" calcext:value-type="float">
            <text:p>0.902</text:p>
          </table:table-cell>
          <table:table-cell office:value-type="float" office:value="1.026" calcext:value-type="float">
            <text:p>1.026</text:p>
          </table:table-cell>
          <table:table-cell office:value-type="float" office:value="1.563" calcext:value-type="float">
            <text:p>1.563</text:p>
          </table:table-cell>
          <table:table-cell office:value-type="float" office:value="1.543" calcext:value-type="float">
            <text:p>1.543</text:p>
          </table:table-cell>
          <table:table-cell office:value-type="float" office:value="7.26" calcext:value-type="float">
            <text:p>7.26</text:p>
          </table:table-cell>
          <table:table-cell office:value-type="float" office:value="6.416" calcext:value-type="float">
            <text:p>6.416</text:p>
          </table:table-cell>
        </table:table-row>
        <table:table-row table:style-name="ro1">
          <table:table-cell table:number-columns-repeated="2" office:value-type="string" calcext:value-type="string">
            <text:p>OS01G0917500</text:p>
          </table:table-cell>
          <table:table-cell office:value-type="float" office:value="0.951" calcext:value-type="float">
            <text:p>0.95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8" calcext:value-type="float">
            <text:p>0.898</text:p>
          </table:table-cell>
          <table:table-cell office:value-type="float" office:value="0.731" calcext:value-type="float">
            <text:p>0.731</text:p>
          </table:table-cell>
          <table:table-cell office:value-type="float" office:value="1.141" calcext:value-type="float">
            <text:p>1.141</text:p>
          </table:table-cell>
          <table:table-cell office:value-type="float" office:value="0.956" calcext:value-type="float">
            <text:p>0.956</text:p>
          </table:table-cell>
          <table:table-cell office:value-type="float" office:value="1.093" calcext:value-type="float">
            <text:p>1.093</text:p>
          </table:table-cell>
          <table:table-cell office:value-type="float" office:value="0.959" calcext:value-type="float">
            <text:p>0.959</text:p>
          </table:table-cell>
          <table:table-cell office:value-type="float" office:value="1.229" calcext:value-type="float">
            <text:p>1.229</text:p>
          </table:table-cell>
          <table:table-cell office:value-type="float" office:value="1.298" calcext:value-type="float">
            <text:p>1.298</text:p>
          </table:table-cell>
          <table:table-cell office:value-type="float" office:value="1.268" calcext:value-type="float">
            <text:p>1.268</text:p>
          </table:table-cell>
          <table:table-cell office:value-type="float" office:value="2.065" calcext:value-type="float">
            <text:p>2.065</text:p>
          </table:table-cell>
          <table:table-cell office:value-type="float" office:value="2.449" calcext:value-type="float">
            <text:p>2.449</text:p>
          </table:table-cell>
          <table:table-cell office:value-type="float" office:value="7.452" calcext:value-type="float">
            <text:p>7.452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string" calcext:value-type="string">
            <text:p>OS01G0952000</text:p>
          </table:table-cell>
          <table:table-cell office:value-type="string" calcext:value-type="string">
            <text:p>GER8</text:p>
          </table:table-cell>
          <table:table-cell office:value-type="float" office:value="19.604" calcext:value-type="float">
            <text:p>19.604</text:p>
          </table:table-cell>
          <table:table-cell office:value-type="float" office:value="14.705" calcext:value-type="float">
            <text:p>14.705</text:p>
          </table:table-cell>
          <table:table-cell office:value-type="float" office:value="18.035" calcext:value-type="float">
            <text:p>18.035</text:p>
          </table:table-cell>
          <table:table-cell office:value-type="float" office:value="17.029" calcext:value-type="float">
            <text:p>17.029</text:p>
          </table:table-cell>
          <table:table-cell office:value-type="float" office:value="10.762" calcext:value-type="float">
            <text:p>10.762</text:p>
          </table:table-cell>
          <table:table-cell office:value-type="float" office:value="22.09" calcext:value-type="float">
            <text:p>22.09</text:p>
          </table:table-cell>
          <table:table-cell office:value-type="float" office:value="23.925" calcext:value-type="float">
            <text:p>23.925</text:p>
          </table:table-cell>
          <table:table-cell office:value-type="float" office:value="23.461" calcext:value-type="float">
            <text:p>23.461</text:p>
          </table:table-cell>
          <table:table-cell office:value-type="float" office:value="7.483" calcext:value-type="float">
            <text:p>7.483</text:p>
          </table:table-cell>
          <table:table-cell office:value-type="float" office:value="22.047" calcext:value-type="float">
            <text:p>22.047</text:p>
          </table:table-cell>
          <table:table-cell office:value-type="float" office:value="14.786" calcext:value-type="float">
            <text:p>14.786</text:p>
          </table:table-cell>
          <table:table-cell office:value-type="float" office:value="31.355" calcext:value-type="float">
            <text:p>31.355</text:p>
          </table:table-cell>
          <table:table-cell office:value-type="float" office:value="23.73" calcext:value-type="float">
            <text:p>23.73</text:p>
          </table:table-cell>
          <table:table-cell office:value-type="float" office:value="10.441" calcext:value-type="float">
            <text:p>10.441</text:p>
          </table:table-cell>
          <table:table-cell office:value-type="float" office:value="103.264" calcext:value-type="float">
            <text:p>103.264</text:p>
          </table:table-cell>
          <table:table-cell office:value-type="float" office:value="91.262" calcext:value-type="float">
            <text:p>91.262</text:p>
          </table:table-cell>
        </table:table-row>
        <table:table-row table:style-name="ro1">
          <table:table-cell table:number-columns-repeated="2" office:value-type="string" calcext:value-type="string">
            <text:p>OS02G0167100</text:p>
          </table:table-cell>
          <table:table-cell office:value-type="float" office:value="4.9" calcext:value-type="float">
            <text:p>4.9</text:p>
          </table:table-cell>
          <table:table-cell office:value-type="float" office:value="4.431" calcext:value-type="float">
            <text:p>4.431</text:p>
          </table:table-cell>
          <table:table-cell office:value-type="float" office:value="3.596" calcext:value-type="float">
            <text:p>3.596</text:p>
          </table:table-cell>
          <table:table-cell office:value-type="float" office:value="3.566" calcext:value-type="float">
            <text:p>3.566</text:p>
          </table:table-cell>
          <table:table-cell office:value-type="float" office:value="3.695" calcext:value-type="float">
            <text:p>3.695</text:p>
          </table:table-cell>
          <table:table-cell office:value-type="float" office:value="4.08" calcext:value-type="float">
            <text:p>4.08</text:p>
          </table:table-cell>
          <table:table-cell office:value-type="float" office:value="3.475" calcext:value-type="float">
            <text:p>3.475</text:p>
          </table:table-cell>
          <table:table-cell office:value-type="float" office:value="4.373" calcext:value-type="float">
            <text:p>4.373</text:p>
          </table:table-cell>
          <table:table-cell office:value-type="float" office:value="3.69" calcext:value-type="float">
            <text:p>3.69</text:p>
          </table:table-cell>
          <table:table-cell office:value-type="float" office:value="4.544" calcext:value-type="float">
            <text:p>4.544</text:p>
          </table:table-cell>
          <table:table-cell office:value-type="float" office:value="4.474" calcext:value-type="float">
            <text:p>4.474</text:p>
          </table:table-cell>
          <table:table-cell office:value-type="float" office:value="6.381" calcext:value-type="float">
            <text:p>6.381</text:p>
          </table:table-cell>
          <table:table-cell office:value-type="float" office:value="15.157" calcext:value-type="float">
            <text:p>15.157</text:p>
          </table:table-cell>
          <table:table-cell office:value-type="float" office:value="15.964" calcext:value-type="float">
            <text:p>15.964</text:p>
          </table:table-cell>
          <table:table-cell office:value-type="float" office:value="28.914" calcext:value-type="float">
            <text:p>28.914</text:p>
          </table:table-cell>
          <table:table-cell office:value-type="float" office:value="30.035" calcext:value-type="float">
            <text:p>30.035</text:p>
          </table:table-cell>
        </table:table-row>
        <table:table-row table:style-name="ro1">
          <table:table-cell table:number-columns-repeated="2" office:value-type="string" calcext:value-type="string">
            <text:p>OS02G0178700</text:p>
          </table:table-cell>
          <table:table-cell office:value-type="float" office:value="3.05" calcext:value-type="float">
            <text:p>3.05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2.459" calcext:value-type="float">
            <text:p>2.459</text:p>
          </table:table-cell>
          <table:table-cell office:value-type="float" office:value="2.759" calcext:value-type="float">
            <text:p>2.759</text:p>
          </table:table-cell>
          <table:table-cell office:value-type="float" office:value="3.783" calcext:value-type="float">
            <text:p>3.783</text:p>
          </table:table-cell>
          <table:table-cell office:value-type="float" office:value="3.685" calcext:value-type="float">
            <text:p>3.685</text:p>
          </table:table-cell>
          <table:table-cell office:value-type="float" office:value="1.955" calcext:value-type="float">
            <text:p>1.955</text:p>
          </table:table-cell>
          <table:table-cell office:value-type="float" office:value="1.135" calcext:value-type="float">
            <text:p>1.135</text:p>
          </table:table-cell>
          <table:table-cell office:value-type="float" office:value="3.152" calcext:value-type="float">
            <text:p>3.152</text:p>
          </table:table-cell>
          <table:table-cell office:value-type="float" office:value="1.918" calcext:value-type="float">
            <text:p>1.918</text:p>
          </table:table-cell>
          <table:table-cell office:value-type="float" office:value="3.132" calcext:value-type="float">
            <text:p>3.132</text:p>
          </table:table-cell>
          <table:table-cell office:value-type="float" office:value="3.246" calcext:value-type="float">
            <text:p>3.246</text:p>
          </table:table-cell>
          <table:table-cell office:value-type="float" office:value="1.697" calcext:value-type="float">
            <text:p>1.697</text:p>
          </table:table-cell>
          <table:table-cell office:value-type="float" office:value="13.687" calcext:value-type="float">
            <text:p>13.687</text:p>
          </table:table-cell>
          <table:table-cell office:value-type="float" office:value="8.308" calcext:value-type="float">
            <text:p>8.308</text:p>
          </table:table-cell>
        </table:table-row>
        <table:table-row table:style-name="ro1">
          <table:table-cell table:number-columns-repeated="2" office:value-type="string" calcext:value-type="string">
            <text:p>OS02G0490500</text:p>
          </table:table-cell>
          <table:table-cell office:value-type="float" office:value="2.484" calcext:value-type="float">
            <text:p>2.484</text:p>
          </table:table-cell>
          <table:table-cell office:value-type="float" office:value="1.977" calcext:value-type="float">
            <text:p>1.977</text:p>
          </table:table-cell>
          <table:table-cell office:value-type="float" office:value="2.224" calcext:value-type="float">
            <text:p>2.224</text:p>
          </table:table-cell>
          <table:table-cell office:value-type="float" office:value="1.306" calcext:value-type="float">
            <text:p>1.306</text:p>
          </table:table-cell>
          <table:table-cell office:value-type="float" office:value="1.957" calcext:value-type="float">
            <text:p>1.957</text:p>
          </table:table-cell>
          <table:table-cell office:value-type="float" office:value="2.574" calcext:value-type="float">
            <text:p>2.574</text:p>
          </table:table-cell>
          <table:table-cell office:value-type="float" office:value="2.481" calcext:value-type="float">
            <text:p>2.481</text:p>
          </table:table-cell>
          <table:table-cell office:value-type="float" office:value="2.796" calcext:value-type="float">
            <text:p>2.796</text:p>
          </table:table-cell>
          <table:table-cell office:value-type="float" office:value="2.829" calcext:value-type="float">
            <text:p>2.829</text:p>
          </table:table-cell>
          <table:table-cell office:value-type="float" office:value="3.208" calcext:value-type="float">
            <text:p>3.208</text:p>
          </table:table-cell>
          <table:table-cell office:value-type="float" office:value="3.765" calcext:value-type="float">
            <text:p>3.765</text:p>
          </table:table-cell>
          <table:table-cell office:value-type="float" office:value="6.775" calcext:value-type="float">
            <text:p>6.775</text:p>
          </table:table-cell>
          <table:table-cell office:value-type="float" office:value="7.323" calcext:value-type="float">
            <text:p>7.323</text:p>
          </table:table-cell>
          <table:table-cell office:value-type="float" office:value="5.322" calcext:value-type="float">
            <text:p>5.322</text:p>
          </table:table-cell>
          <table:table-cell office:value-type="float" office:value="16.965" calcext:value-type="float">
            <text:p>16.965</text:p>
          </table:table-cell>
          <table:table-cell office:value-type="float" office:value="14.869" calcext:value-type="float">
            <text:p>14.869</text:p>
          </table:table-cell>
        </table:table-row>
        <table:table-row table:style-name="ro1">
          <table:table-cell table:number-columns-repeated="2" office:value-type="string" calcext:value-type="string">
            <text:p>OS02G0530100</text:p>
          </table:table-cell>
          <table:table-cell office:value-type="float" office:value="7.175" calcext:value-type="float">
            <text:p>7.175</text:p>
          </table:table-cell>
          <table:table-cell office:value-type="float" office:value="6.566" calcext:value-type="float">
            <text:p>6.566</text:p>
          </table:table-cell>
          <table:table-cell office:value-type="float" office:value="8.145" calcext:value-type="float">
            <text:p>8.145</text:p>
          </table:table-cell>
          <table:table-cell office:value-type="float" office:value="8.462" calcext:value-type="float">
            <text:p>8.462</text:p>
          </table:table-cell>
          <table:table-cell office:value-type="float" office:value="6.051" calcext:value-type="float">
            <text:p>6.051</text:p>
          </table:table-cell>
          <table:table-cell office:value-type="float" office:value="10.478" calcext:value-type="float">
            <text:p>10.478</text:p>
          </table:table-cell>
          <table:table-cell office:value-type="float" office:value="6.214" calcext:value-type="float">
            <text:p>6.214</text:p>
          </table:table-cell>
          <table:table-cell office:value-type="float" office:value="7.484" calcext:value-type="float">
            <text:p>7.484</text:p>
          </table:table-cell>
          <table:table-cell office:value-type="float" office:value="5.563" calcext:value-type="float">
            <text:p>5.563</text:p>
          </table:table-cell>
          <table:table-cell office:value-type="float" office:value="8.825" calcext:value-type="float">
            <text:p>8.825</text:p>
          </table:table-cell>
          <table:table-cell office:value-type="float" office:value="8.315" calcext:value-type="float">
            <text:p>8.315</text:p>
          </table:table-cell>
          <table:table-cell office:value-type="float" office:value="9.779" calcext:value-type="float">
            <text:p>9.779</text:p>
          </table:table-cell>
          <table:table-cell office:value-type="float" office:value="6.759" calcext:value-type="float">
            <text:p>6.759</text:p>
          </table:table-cell>
          <table:table-cell office:value-type="float" office:value="7.487" calcext:value-type="float">
            <text:p>7.487</text:p>
          </table:table-cell>
          <table:table-cell office:value-type="float" office:value="46.178" calcext:value-type="float">
            <text:p>46.178</text:p>
          </table:table-cell>
          <table:table-cell office:value-type="float" office:value="44.02" calcext:value-type="float">
            <text:p>44.02</text:p>
          </table:table-cell>
        </table:table-row>
        <table:table-row table:style-name="ro1">
          <table:table-cell table:number-columns-repeated="2" office:value-type="string" calcext:value-type="string">
            <text:p>OS02G0640300</text:p>
          </table:table-cell>
          <table:table-cell office:value-type="float" office:value="2.625" calcext:value-type="float">
            <text:p>2.625</text:p>
          </table:table-cell>
          <table:table-cell office:value-type="float" office:value="3.69" calcext:value-type="float">
            <text:p>3.69</text:p>
          </table:table-cell>
          <table:table-cell office:value-type="float" office:value="2.625" calcext:value-type="float">
            <text:p>2.625</text:p>
          </table:table-cell>
          <table:table-cell office:value-type="float" office:value="2.171" calcext:value-type="float">
            <text:p>2.171</text:p>
          </table:table-cell>
          <table:table-cell office:value-type="float" office:value="4.074" calcext:value-type="float">
            <text:p>4.074</text:p>
          </table:table-cell>
          <table:table-cell office:value-type="float" office:value="3.855" calcext:value-type="float">
            <text:p>3.855</text:p>
          </table:table-cell>
          <table:table-cell office:value-type="float" office:value="3.859" calcext:value-type="float">
            <text:p>3.859</text:p>
          </table:table-cell>
          <table:table-cell office:value-type="float" office:value="6.45" calcext:value-type="float">
            <text:p>6.45</text:p>
          </table:table-cell>
          <table:table-cell office:value-type="float" office:value="2.457" calcext:value-type="float">
            <text:p>2.457</text:p>
          </table:table-cell>
          <table:table-cell office:value-type="float" office:value="2.773" calcext:value-type="float">
            <text:p>2.773</text:p>
          </table:table-cell>
          <table:table-cell office:value-type="float" office:value="4.019" calcext:value-type="float">
            <text:p>4.019</text:p>
          </table:table-cell>
          <table:table-cell office:value-type="float" office:value="5.044" calcext:value-type="float">
            <text:p>5.044</text:p>
          </table:table-cell>
          <table:table-cell office:value-type="float" office:value="5.142" calcext:value-type="float">
            <text:p>5.142</text:p>
          </table:table-cell>
          <table:table-cell office:value-type="float" office:value="5.478" calcext:value-type="float">
            <text:p>5.478</text:p>
          </table:table-cell>
          <table:table-cell office:value-type="float" office:value="14.145" calcext:value-type="float">
            <text:p>14.145</text:p>
          </table:table-cell>
          <table:table-cell office:value-type="float" office:value="12.107" calcext:value-type="float">
            <text:p>12.107</text:p>
          </table:table-cell>
        </table:table-row>
        <table:table-row table:style-name="ro1">
          <table:table-cell table:number-columns-repeated="2" office:value-type="string" calcext:value-type="string">
            <text:p>OS02G0652550</text:p>
          </table:table-cell>
          <table:table-cell office:value-type="float" office:value="1.585" calcext:value-type="float">
            <text:p>1.585</text:p>
          </table:table-cell>
          <table:table-cell office:value-type="float" office:value="0.882" calcext:value-type="float">
            <text:p>0.882</text:p>
          </table:table-cell>
          <table:table-cell office:value-type="float" office:value="1.557" calcext:value-type="float">
            <text:p>1.557</text:p>
          </table:table-cell>
          <table:table-cell office:value-type="float" office:value="1.52" calcext:value-type="float">
            <text:p>1.52</text:p>
          </table:table-cell>
          <table:table-cell office:value-type="float" office:value="1.013" calcext:value-type="float">
            <text:p>1.013</text:p>
          </table:table-cell>
          <table:table-cell office:value-type="float" office:value="1.422" calcext:value-type="float">
            <text:p>1.422</text:p>
          </table:table-cell>
          <table:table-cell office:value-type="float" office:value="1.84" calcext:value-type="float">
            <text:p>1.84</text:p>
          </table:table-cell>
          <table:table-cell office:value-type="float" office:value="1.575" calcext:value-type="float">
            <text:p>1.575</text:p>
          </table:table-cell>
          <table:table-cell office:value-type="float" office:value="1.218" calcext:value-type="float">
            <text:p>1.218</text:p>
          </table:table-cell>
          <table:table-cell office:value-type="float" office:value="1.46" calcext:value-type="float">
            <text:p>1.4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73" calcext:value-type="float">
            <text:p>0.773</text:p>
          </table:table-cell>
          <table:table-cell office:value-type="float" office:value="2.352" calcext:value-type="float">
            <text:p>2.352</text:p>
          </table:table-cell>
          <table:table-cell office:value-type="float" office:value="0.971" calcext:value-type="float">
            <text:p>0.971</text:p>
          </table:table-cell>
          <table:table-cell office:value-type="float" office:value="7.95" calcext:value-type="float">
            <text:p>7.95</text:p>
          </table:table-cell>
          <table:table-cell office:value-type="float" office:value="5.539" calcext:value-type="float">
            <text:p>5.539</text:p>
          </table:table-cell>
        </table:table-row>
        <table:table-row table:style-name="ro1">
          <table:table-cell table:number-columns-repeated="2" office:value-type="string" calcext:value-type="string">
            <text:p>OS02G0798200</text:p>
          </table:table-cell>
          <table:table-cell office:value-type="float" office:value="4.719" calcext:value-type="float">
            <text:p>4.719</text:p>
          </table:table-cell>
          <table:table-cell office:value-type="float" office:value="5.378" calcext:value-type="float">
            <text:p>5.378</text:p>
          </table:table-cell>
          <table:table-cell office:value-type="float" office:value="3.284" calcext:value-type="float">
            <text:p>3.284</text:p>
          </table:table-cell>
          <table:table-cell office:value-type="float" office:value="2.569" calcext:value-type="float">
            <text:p>2.569</text:p>
          </table:table-cell>
          <table:table-cell office:value-type="float" office:value="2.171" calcext:value-type="float">
            <text:p>2.171</text:p>
          </table:table-cell>
          <table:table-cell office:value-type="float" office:value="3.458" calcext:value-type="float">
            <text:p>3.458</text:p>
          </table:table-cell>
          <table:table-cell office:value-type="float" office:value="4.596" calcext:value-type="float">
            <text:p>4.596</text:p>
          </table:table-cell>
          <table:table-cell office:value-type="float" office:value="5.153" calcext:value-type="float">
            <text:p>5.153</text:p>
          </table:table-cell>
          <table:table-cell office:value-type="float" office:value="3.755" calcext:value-type="float">
            <text:p>3.755</text:p>
          </table:table-cell>
          <table:table-cell office:value-type="float" office:value="5.59" calcext:value-type="float">
            <text:p>5.59</text:p>
          </table:table-cell>
          <table:table-cell office:value-type="float" office:value="4.412" calcext:value-type="float">
            <text:p>4.412</text:p>
          </table:table-cell>
          <table:table-cell office:value-type="float" office:value="7.611" calcext:value-type="float">
            <text:p>7.611</text:p>
          </table:table-cell>
          <table:table-cell office:value-type="float" office:value="8.509" calcext:value-type="float">
            <text:p>8.509</text:p>
          </table:table-cell>
          <table:table-cell office:value-type="float" office:value="9.675" calcext:value-type="float">
            <text:p>9.675</text:p>
          </table:table-cell>
          <table:table-cell office:value-type="float" office:value="23.146" calcext:value-type="float">
            <text:p>23.146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table:number-columns-repeated="2" office:value-type="string" calcext:value-type="string">
            <text:p>OS03G0161600</text:p>
          </table:table-cell>
          <table:table-cell office:value-type="float" office:value="1.326" calcext:value-type="float">
            <text:p>1.326</text:p>
          </table:table-cell>
          <table:table-cell office:value-type="float" office:value="0.525" calcext:value-type="float">
            <text:p>0.525</text:p>
          </table:table-cell>
          <table:table-cell office:value-type="float" office:value="1.106" calcext:value-type="float">
            <text:p>1.106</text:p>
          </table:table-cell>
          <table:table-cell office:value-type="float" office:value="1.076" calcext:value-type="float">
            <text:p>1.076</text:p>
          </table:table-cell>
          <table:table-cell office:value-type="float" office:value="1.188" calcext:value-type="float">
            <text:p>1.188</text:p>
          </table:table-cell>
          <table:table-cell office:value-type="float" office:value="1.896" calcext:value-type="float">
            <text:p>1.896</text:p>
          </table:table-cell>
          <table:table-cell office:value-type="float" office:value="1" calcext:value-type="float">
            <text:p>1</text:p>
          </table:table-cell>
          <table:table-cell office:value-type="float" office:value="1.634" calcext:value-type="float">
            <text:p>1.634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827" calcext:value-type="float">
            <text:p>0.827</text:p>
          </table:table-cell>
          <table:table-cell office:value-type="float" office:value="1.722" calcext:value-type="float">
            <text:p>1.722</text:p>
          </table:table-cell>
          <table:table-cell office:value-type="float" office:value="1.603" calcext:value-type="float">
            <text:p>1.603</text:p>
          </table:table-cell>
          <table:table-cell office:value-type="float" office:value="2.081" calcext:value-type="float">
            <text:p>2.081</text:p>
          </table:table-cell>
          <table:table-cell office:value-type="float" office:value="5.845" calcext:value-type="float">
            <text:p>5.845</text:p>
          </table:table-cell>
          <table:table-cell office:value-type="float" office:value="9.339" calcext:value-type="float">
            <text:p>9.339</text:p>
          </table:table-cell>
        </table:table-row>
        <table:table-row table:style-name="ro1">
          <table:table-cell table:number-columns-repeated="2" office:value-type="string" calcext:value-type="string">
            <text:p>OS03G0167400</text:p>
          </table:table-cell>
          <table:table-cell office:value-type="float" office:value="1.89" calcext:value-type="float">
            <text:p>1.89</text:p>
          </table:table-cell>
          <table:table-cell office:value-type="float" office:value="2.846" calcext:value-type="float">
            <text:p>2.846</text:p>
          </table:table-cell>
          <table:table-cell office:value-type="float" office:value="1.634" calcext:value-type="float">
            <text:p>1.634</text:p>
          </table:table-cell>
          <table:table-cell office:value-type="float" office:value="4.526" calcext:value-type="float">
            <text:p>4.526</text:p>
          </table:table-cell>
          <table:table-cell office:value-type="float" office:value="3.04" calcext:value-type="float">
            <text:p>3.04</text:p>
          </table:table-cell>
          <table:table-cell office:value-type="float" office:value="3.901" calcext:value-type="float">
            <text:p>3.901</text:p>
          </table:table-cell>
          <table:table-cell office:value-type="float" office:value="2.319" calcext:value-type="float">
            <text:p>2.319</text:p>
          </table:table-cell>
          <table:table-cell office:value-type="float" office:value="3.303" calcext:value-type="float">
            <text:p>3.303</text:p>
          </table:table-cell>
          <table:table-cell office:value-type="float" office:value="2.431" calcext:value-type="float">
            <text:p>2.431</text:p>
          </table:table-cell>
          <table:table-cell office:value-type="float" office:value="3.599" calcext:value-type="float">
            <text:p>3.599</text:p>
          </table:table-cell>
          <table:table-cell office:value-type="float" office:value="4.777" calcext:value-type="float">
            <text:p>4.777</text:p>
          </table:table-cell>
          <table:table-cell office:value-type="float" office:value="7.288" calcext:value-type="float">
            <text:p>7.288</text:p>
          </table:table-cell>
          <table:table-cell office:value-type="float" office:value="8.656" calcext:value-type="float">
            <text:p>8.656</text:p>
          </table:table-cell>
          <table:table-cell office:value-type="float" office:value="8.599" calcext:value-type="float">
            <text:p>8.599</text:p>
          </table:table-cell>
          <table:table-cell office:value-type="float" office:value="15.14" calcext:value-type="float">
            <text:p>15.14</text:p>
          </table:table-cell>
          <table:table-cell office:value-type="float" office:value="25.904" calcext:value-type="float">
            <text:p>25.904</text:p>
          </table:table-cell>
        </table:table-row>
        <table:table-row table:style-name="ro1">
          <table:table-cell table:number-columns-repeated="2" office:value-type="string" calcext:value-type="string">
            <text:p>OS03G0167450</text:p>
          </table:table-cell>
          <table:table-cell office:value-type="float" office:value="4.734" calcext:value-type="float">
            <text:p>4.734</text:p>
          </table:table-cell>
          <table:table-cell office:value-type="float" office:value="10.657" calcext:value-type="float">
            <text:p>10.657</text:p>
          </table:table-cell>
          <table:table-cell office:value-type="float" office:value="6.69" calcext:value-type="float">
            <text:p>6.69</text:p>
          </table:table-cell>
          <table:table-cell office:value-type="float" office:value="9.372" calcext:value-type="float">
            <text:p>9.372</text:p>
          </table:table-cell>
          <table:table-cell office:value-type="float" office:value="13.223" calcext:value-type="float">
            <text:p>13.223</text:p>
          </table:table-cell>
          <table:table-cell office:value-type="float" office:value="14.37" calcext:value-type="float">
            <text:p>14.37</text:p>
          </table:table-cell>
          <table:table-cell office:value-type="float" office:value="4.298" calcext:value-type="float">
            <text:p>4.298</text:p>
          </table:table-cell>
          <table:table-cell office:value-type="float" office:value="10.1" calcext:value-type="float">
            <text:p>10.1</text:p>
          </table:table-cell>
          <table:table-cell office:value-type="float" office:value="6.296" calcext:value-type="float">
            <text:p>6.296</text:p>
          </table:table-cell>
          <table:table-cell office:value-type="float" office:value="6.746" calcext:value-type="float">
            <text:p>6.746</text:p>
          </table:table-cell>
          <table:table-cell office:value-type="float" office:value="9.756" calcext:value-type="float">
            <text:p>9.756</text:p>
          </table:table-cell>
          <table:table-cell office:value-type="float" office:value="17.003" calcext:value-type="float">
            <text:p>17.003</text:p>
          </table:table-cell>
          <table:table-cell office:value-type="float" office:value="20.978" calcext:value-type="float">
            <text:p>20.978</text:p>
          </table:table-cell>
          <table:table-cell office:value-type="float" office:value="18.746" calcext:value-type="float">
            <text:p>18.746</text:p>
          </table:table-cell>
          <table:table-cell office:value-type="float" office:value="41.456" calcext:value-type="float">
            <text:p>41.456</text:p>
          </table:table-cell>
          <table:table-cell office:value-type="float" office:value="47.123" calcext:value-type="float">
            <text:p>47.123</text:p>
          </table:table-cell>
        </table:table-row>
        <table:table-row table:style-name="ro1">
          <table:table-cell table:number-columns-repeated="2" office:value-type="string" calcext:value-type="string">
            <text:p>OS03G0190300</text:p>
          </table:table-cell>
          <table:table-cell office:value-type="float" office:value="7.338" calcext:value-type="float">
            <text:p>7.338</text:p>
          </table:table-cell>
          <table:table-cell office:value-type="float" office:value="7.826" calcext:value-type="float">
            <text:p>7.826</text:p>
          </table:table-cell>
          <table:table-cell office:value-type="float" office:value="8.323" calcext:value-type="float">
            <text:p>8.323</text:p>
          </table:table-cell>
          <table:table-cell office:value-type="float" office:value="10.258" calcext:value-type="float">
            <text:p>10.258</text:p>
          </table:table-cell>
          <table:table-cell office:value-type="float" office:value="10.987" calcext:value-type="float">
            <text:p>10.987</text:p>
          </table:table-cell>
          <table:table-cell office:value-type="float" office:value="7.682" calcext:value-type="float">
            <text:p>7.682</text:p>
          </table:table-cell>
          <table:table-cell office:value-type="float" office:value="6.77" calcext:value-type="float">
            <text:p>6.77</text:p>
          </table:table-cell>
          <table:table-cell office:value-type="float" office:value="9.937" calcext:value-type="float">
            <text:p>9.937</text:p>
          </table:table-cell>
          <table:table-cell office:value-type="float" office:value="13.592" calcext:value-type="float">
            <text:p>13.592</text:p>
          </table:table-cell>
          <table:table-cell office:value-type="float" office:value="13.219" calcext:value-type="float">
            <text:p>13.219</text:p>
          </table:table-cell>
          <table:table-cell office:value-type="float" office:value="18.604" calcext:value-type="float">
            <text:p>18.604</text:p>
          </table:table-cell>
          <table:table-cell office:value-type="float" office:value="21.209" calcext:value-type="float">
            <text:p>21.209</text:p>
          </table:table-cell>
          <table:table-cell office:value-type="float" office:value="25.691" calcext:value-type="float">
            <text:p>25.691</text:p>
          </table:table-cell>
          <table:table-cell office:value-type="float" office:value="27.312" calcext:value-type="float">
            <text:p>27.312</text:p>
          </table:table-cell>
          <table:table-cell office:value-type="float" office:value="75.161" calcext:value-type="float">
            <text:p>75.161</text:p>
          </table:table-cell>
          <table:table-cell office:value-type="float" office:value="85.468" calcext:value-type="float">
            <text:p>85.468</text:p>
          </table:table-cell>
        </table:table-row>
        <table:table-row table:style-name="ro1">
          <table:table-cell office:value-type="string" calcext:value-type="string">
            <text:p>OS03G0644400</text:p>
          </table:table-cell>
          <table:table-cell office:value-type="string" calcext:value-type="string">
            <text:p>PROT1</text:p>
          </table:table-cell>
          <table:table-cell office:value-type="float" office:value="2.666" calcext:value-type="float">
            <text:p>2.666</text:p>
          </table:table-cell>
          <table:table-cell office:value-type="float" office:value="2.745" calcext:value-type="float">
            <text:p>2.745</text:p>
          </table:table-cell>
          <table:table-cell office:value-type="float" office:value="3.158" calcext:value-type="float">
            <text:p>3.158</text:p>
          </table:table-cell>
          <table:table-cell office:value-type="float" office:value="2.603" calcext:value-type="float">
            <text:p>2.603</text:p>
          </table:table-cell>
          <table:table-cell office:value-type="float" office:value="3.476" calcext:value-type="float">
            <text:p>3.476</text:p>
          </table:table-cell>
          <table:table-cell office:value-type="float" office:value="4.021" calcext:value-type="float">
            <text:p>4.021</text:p>
          </table:table-cell>
          <table:table-cell office:value-type="float" office:value="2.783" calcext:value-type="float">
            <text:p>2.783</text:p>
          </table:table-cell>
          <table:table-cell office:value-type="float" office:value="4.13" calcext:value-type="float">
            <text:p>4.13</text:p>
          </table:table-cell>
          <table:table-cell office:value-type="float" office:value="2.723" calcext:value-type="float">
            <text:p>2.723</text:p>
          </table:table-cell>
          <table:table-cell office:value-type="float" office:value="3.571" calcext:value-type="float">
            <text:p>3.571</text:p>
          </table:table-cell>
          <table:table-cell office:value-type="float" office:value="4.614" calcext:value-type="float">
            <text:p>4.614</text:p>
          </table:table-cell>
          <table:table-cell office:value-type="float" office:value="4.965" calcext:value-type="float">
            <text:p>4.965</text:p>
          </table:table-cell>
          <table:table-cell office:value-type="float" office:value="9.968" calcext:value-type="float">
            <text:p>9.968</text:p>
          </table:table-cell>
          <table:table-cell office:value-type="float" office:value="10.404" calcext:value-type="float">
            <text:p>10.404</text:p>
          </table:table-cell>
          <table:table-cell office:value-type="float" office:value="14.017" calcext:value-type="float">
            <text:p>14.017</text:p>
          </table:table-cell>
          <table:table-cell office:value-type="float" office:value="16.974" calcext:value-type="float">
            <text:p>16.974</text:p>
          </table:table-cell>
        </table:table-row>
        <table:table-row table:style-name="ro1">
          <table:table-cell table:number-columns-repeated="2" office:value-type="string" calcext:value-type="string">
            <text:p>OS03G0772900</text:p>
          </table:table-cell>
          <table:table-cell office:value-type="float" office:value="1.869" calcext:value-type="float">
            <text:p>1.869</text:p>
          </table:table-cell>
          <table:table-cell office:value-type="float" office:value="0.955" calcext:value-type="float">
            <text:p>0.9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991" calcext:value-type="float">
            <text:p>0.991</text:p>
          </table:table-cell>
          <table:table-cell office:value-type="float" office:value="1.104" calcext:value-type="float">
            <text:p>1.10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79" calcext:value-type="float">
            <text:p>0.979</text:p>
          </table:table-cell>
          <table:table-cell office:value-type="float" office:value="1.132" calcext:value-type="float">
            <text:p>1.132</text:p>
          </table:table-cell>
          <table:table-cell office:value-type="float" office:value="1.297" calcext:value-type="float">
            <text:p>1.29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72" calcext:value-type="float">
            <text:p>1.472</text:p>
          </table:table-cell>
          <table:table-cell office:value-type="float" office:value="1.46" calcext:value-type="float">
            <text:p>1.46</text:p>
          </table:table-cell>
          <table:table-cell office:value-type="float" office:value="2.652" calcext:value-type="float">
            <text:p>2.652</text:p>
          </table:table-cell>
          <table:table-cell office:value-type="float" office:value="2.362" calcext:value-type="float">
            <text:p>2.36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0.033" calcext:value-type="float">
            <text:p>10.033</text:p>
          </table:table-cell>
        </table:table-row>
        <table:table-row table:style-name="ro1">
          <table:table-cell table:number-columns-repeated="2" office:value-type="string" calcext:value-type="string">
            <text:p>OS03G0859100</text:p>
          </table:table-cell>
          <table:table-cell office:value-type="float" office:value="1.798" calcext:value-type="float">
            <text:p>1.798</text:p>
          </table:table-cell>
          <table:table-cell office:value-type="float" office:value="1.362" calcext:value-type="float">
            <text:p>1.362</text:p>
          </table:table-cell>
          <table:table-cell office:value-type="float" office:value="1.256" calcext:value-type="float">
            <text:p>1.256</text:p>
          </table:table-cell>
          <table:table-cell office:value-type="float" office:value="2.531" calcext:value-type="float">
            <text:p>2.531</text:p>
          </table:table-cell>
          <table:table-cell office:value-type="float" office:value="1.255" calcext:value-type="float">
            <text:p>1.255</text:p>
          </table:table-cell>
          <table:table-cell office:value-type="float" office:value="1.835" calcext:value-type="float">
            <text:p>1.835</text:p>
          </table:table-cell>
          <table:table-cell office:value-type="float" office:value="2.566" calcext:value-type="float">
            <text:p>2.566</text:p>
          </table:table-cell>
          <table:table-cell office:value-type="float" office:value="3.279" calcext:value-type="float">
            <text:p>3.279</text:p>
          </table:table-cell>
          <table:table-cell office:value-type="float" office:value="1.595" calcext:value-type="float">
            <text:p>1.595</text:p>
          </table:table-cell>
          <table:table-cell office:value-type="float" office:value="4.911" calcext:value-type="float">
            <text:p>4.911</text:p>
          </table:table-cell>
          <table:table-cell office:value-type="float" office:value="2.071" calcext:value-type="float">
            <text:p>2.071</text:p>
          </table:table-cell>
          <table:table-cell office:value-type="float" office:value="10.237" calcext:value-type="float">
            <text:p>10.237</text:p>
          </table:table-cell>
          <table:table-cell office:value-type="float" office:value="5.427" calcext:value-type="float">
            <text:p>5.427</text:p>
          </table:table-cell>
          <table:table-cell office:value-type="float" office:value="1.09" calcext:value-type="float">
            <text:p>1.09</text:p>
          </table:table-cell>
          <table:table-cell office:value-type="float" office:value="16.498" calcext:value-type="float">
            <text:p>16.498</text:p>
          </table:table-cell>
          <table:table-cell office:value-type="float" office:value="11.664" calcext:value-type="float">
            <text:p>11.664</text:p>
          </table:table-cell>
        </table:table-row>
        <table:table-row table:style-name="ro1">
          <table:table-cell table:number-columns-repeated="2" office:value-type="string" calcext:value-type="string">
            <text:p>OS04G0337500</text:p>
          </table:table-cell>
          <table:table-cell office:value-type="float" office:value="1.856" calcext:value-type="float">
            <text:p>1.856</text:p>
          </table:table-cell>
          <table:table-cell office:value-type="float" office:value="1.74" calcext:value-type="float">
            <text:p>1.74</text:p>
          </table:table-cell>
          <table:table-cell office:value-type="float" office:value="1.446" calcext:value-type="float">
            <text:p>1.446</text:p>
          </table:table-cell>
          <table:table-cell office:value-type="float" office:value="2.064" calcext:value-type="float">
            <text:p>2.064</text:p>
          </table:table-cell>
          <table:table-cell office:value-type="float" office:value="1.714" calcext:value-type="float">
            <text:p>1.714</text:p>
          </table:table-cell>
          <table:table-cell office:value-type="float" office:value="2.847" calcext:value-type="float">
            <text:p>2.847</text:p>
          </table:table-cell>
          <table:table-cell office:value-type="float" office:value="1.194" calcext:value-type="float">
            <text:p>1.194</text:p>
          </table:table-cell>
          <table:table-cell office:value-type="float" office:value="1.19" calcext:value-type="float">
            <text:p>1.19</text:p>
          </table:table-cell>
          <table:table-cell office:value-type="float" office:value="1.234" calcext:value-type="float">
            <text:p>1.234</text:p>
          </table:table-cell>
          <table:table-cell office:value-type="float" office:value="1.723" calcext:value-type="float">
            <text:p>1.723</text:p>
          </table:table-cell>
          <table:table-cell office:value-type="float" office:value="1.769" calcext:value-type="float">
            <text:p>1.769</text:p>
          </table:table-cell>
          <table:table-cell office:value-type="float" office:value="2.355" calcext:value-type="float">
            <text:p>2.355</text:p>
          </table:table-cell>
          <table:table-cell office:value-type="float" office:value="2.632" calcext:value-type="float">
            <text:p>2.632</text:p>
          </table:table-cell>
          <table:table-cell office:value-type="float" office:value="2.773" calcext:value-type="float">
            <text:p>2.773</text:p>
          </table:table-cell>
          <table:table-cell office:value-type="float" office:value="14.076" calcext:value-type="float">
            <text:p>14.076</text:p>
          </table:table-cell>
          <table:table-cell office:value-type="float" office:value="15.874" calcext:value-type="float">
            <text:p>15.874</text:p>
          </table:table-cell>
        </table:table-row>
        <table:table-row table:style-name="ro1">
          <table:table-cell table:number-columns-repeated="2" office:value-type="string" calcext:value-type="string">
            <text:p>OS04G0434500</text:p>
          </table:table-cell>
          <table:table-cell office:value-type="float" office:value="4.964" calcext:value-type="float">
            <text:p>4.964</text:p>
          </table:table-cell>
          <table:table-cell office:value-type="float" office:value="2.808" calcext:value-type="float">
            <text:p>2.808</text:p>
          </table:table-cell>
          <table:table-cell office:value-type="float" office:value="6.659" calcext:value-type="float">
            <text:p>6.659</text:p>
          </table:table-cell>
          <table:table-cell office:value-type="float" office:value="5.434" calcext:value-type="float">
            <text:p>5.434</text:p>
          </table:table-cell>
          <table:table-cell office:value-type="float" office:value="6.95" calcext:value-type="float">
            <text:p>6.95</text:p>
          </table:table-cell>
          <table:table-cell office:value-type="float" office:value="5.182" calcext:value-type="float">
            <text:p>5.182</text:p>
          </table:table-cell>
          <table:table-cell office:value-type="float" office:value="7.371" calcext:value-type="float">
            <text:p>7.371</text:p>
          </table:table-cell>
          <table:table-cell office:value-type="float" office:value="4.482" calcext:value-type="float">
            <text:p>4.482</text:p>
          </table:table-cell>
          <table:table-cell office:value-type="float" office:value="4.343" calcext:value-type="float">
            <text:p>4.343</text:p>
          </table:table-cell>
          <table:table-cell office:value-type="float" office:value="9.011" calcext:value-type="float">
            <text:p>9.011</text:p>
          </table:table-cell>
          <table:table-cell office:value-type="float" office:value="8.635" calcext:value-type="float">
            <text:p>8.635</text:p>
          </table:table-cell>
          <table:table-cell office:value-type="float" office:value="10.27" calcext:value-type="float">
            <text:p>10.27</text:p>
          </table:table-cell>
          <table:table-cell office:value-type="float" office:value="11.886" calcext:value-type="float">
            <text:p>11.886</text:p>
          </table:table-cell>
          <table:table-cell office:value-type="float" office:value="13.273" calcext:value-type="float">
            <text:p>13.273</text:p>
          </table:table-cell>
          <table:table-cell office:value-type="float" office:value="26.032" calcext:value-type="float">
            <text:p>26.032</text:p>
          </table:table-cell>
          <table:table-cell office:value-type="float" office:value="41.444" calcext:value-type="float">
            <text:p>41.444</text:p>
          </table:table-cell>
        </table:table-row>
        <table:table-row table:style-name="ro1">
          <table:table-cell office:value-type="string" calcext:value-type="string">
            <text:p>OS05G0111300</text:p>
          </table:table-cell>
          <table:table-cell office:value-type="string" calcext:value-type="string">
            <text:p>MT2C</text:p>
          </table:table-cell>
          <table:table-cell office:value-type="float" office:value="99.207" calcext:value-type="float">
            <text:p>99.207</text:p>
          </table:table-cell>
          <table:table-cell office:value-type="float" office:value="107.453" calcext:value-type="float">
            <text:p>107.453</text:p>
          </table:table-cell>
          <table:table-cell office:value-type="float" office:value="96.561" calcext:value-type="float">
            <text:p>96.561</text:p>
          </table:table-cell>
          <table:table-cell office:value-type="float" office:value="96.242" calcext:value-type="float">
            <text:p>96.242</text:p>
          </table:table-cell>
          <table:table-cell office:value-type="float" office:value="195.797" calcext:value-type="float">
            <text:p>195.797</text:p>
          </table:table-cell>
          <table:table-cell office:value-type="float" office:value="183.345" calcext:value-type="float">
            <text:p>183.345</text:p>
          </table:table-cell>
          <table:table-cell office:value-type="float" office:value="189.31" calcext:value-type="float">
            <text:p>189.31</text:p>
          </table:table-cell>
          <table:table-cell office:value-type="float" office:value="108.024" calcext:value-type="float">
            <text:p>108.024</text:p>
          </table:table-cell>
          <table:table-cell office:value-type="float" office:value="123.696" calcext:value-type="float">
            <text:p>123.696</text:p>
          </table:table-cell>
          <table:table-cell office:value-type="float" office:value="120.382" calcext:value-type="float">
            <text:p>120.382</text:p>
          </table:table-cell>
          <table:table-cell office:value-type="float" office:value="176.538" calcext:value-type="float">
            <text:p>176.538</text:p>
          </table:table-cell>
          <table:table-cell office:value-type="float" office:value="170.522" calcext:value-type="float">
            <text:p>170.522</text:p>
          </table:table-cell>
          <table:table-cell office:value-type="float" office:value="443.156" calcext:value-type="float">
            <text:p>443.156</text:p>
          </table:table-cell>
          <table:table-cell office:value-type="float" office:value="306.704" calcext:value-type="float">
            <text:p>306.704</text:p>
          </table:table-cell>
          <table:table-cell office:value-type="float" office:value="1187.41" calcext:value-type="float">
            <text:p>1187.41</text:p>
          </table:table-cell>
          <table:table-cell office:value-type="float" office:value="994.123" calcext:value-type="float">
            <text:p>994.123</text:p>
          </table:table-cell>
        </table:table-row>
        <table:table-row table:style-name="ro1">
          <table:table-cell table:number-columns-repeated="2" office:value-type="string" calcext:value-type="string">
            <text:p>OS05G0196200</text:p>
          </table:table-cell>
          <table:table-cell office:value-type="float" office:value="0.644" calcext:value-type="float">
            <text:p>0.644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45" calcext:value-type="float">
            <text:p>0.645</text:p>
          </table:table-cell>
          <table:table-cell office:value-type="float" office:value="1.084" calcext:value-type="float">
            <text:p>1.084</text:p>
          </table:table-cell>
          <table:table-cell office:value-type="float" office:value="0.916" calcext:value-type="float">
            <text:p>0.916</text:p>
          </table:table-cell>
          <table:table-cell office:value-type="float" office:value="0.84" calcext:value-type="float">
            <text:p>0.84</text:p>
          </table:table-cell>
          <table:table-cell office:value-type="float" office:value="2.609" calcext:value-type="float">
            <text:p>2.609</text:p>
          </table:table-cell>
          <table:table-cell office:value-type="float" office:value="3.887" calcext:value-type="float">
            <text:p>3.887</text:p>
          </table:table-cell>
          <table:table-cell office:value-type="float" office:value="5.335" calcext:value-type="float">
            <text:p>5.335</text:p>
          </table:table-cell>
          <table:table-cell office:value-type="float" office:value="5.783" calcext:value-type="float">
            <text:p>5.783</text:p>
          </table:table-cell>
          <table:table-cell office:value-type="float" office:value="14.774" calcext:value-type="float">
            <text:p>14.774</text:p>
          </table:table-cell>
          <table:table-cell office:value-type="float" office:value="9.894" calcext:value-type="float">
            <text:p>9.894</text:p>
          </table:table-cell>
          <table:table-cell office:value-type="float" office:value="6.21" calcext:value-type="float">
            <text:p>6.21</text:p>
          </table:table-cell>
          <table:table-cell office:value-type="float" office:value="36.243" calcext:value-type="float">
            <text:p>36.243</text:p>
          </table:table-cell>
          <table:table-cell office:value-type="float" office:value="22.934" calcext:value-type="float">
            <text:p>22.934</text:p>
          </table:table-cell>
        </table:table-row>
        <table:table-row table:style-name="ro1">
          <table:table-cell table:number-columns-repeated="2" office:value-type="string" calcext:value-type="string">
            <text:p>OS05G0361700</text:p>
          </table:table-cell>
          <table:table-cell office:value-type="float" office:value="1.069" calcext:value-type="float">
            <text:p>1.069</text:p>
          </table:table-cell>
          <table:table-cell office:value-type="float" office:value="1.217" calcext:value-type="float">
            <text:p>1.217</text:p>
          </table:table-cell>
          <table:table-cell office:value-type="float" office:value="1.681" calcext:value-type="float">
            <text:p>1.681</text:p>
          </table:table-cell>
          <table:table-cell office:value-type="float" office:value="2.042" calcext:value-type="float">
            <text:p>2.042</text:p>
          </table:table-cell>
          <table:table-cell office:value-type="float" office:value="1.98" calcext:value-type="float">
            <text:p>1.98</text:p>
          </table:table-cell>
          <table:table-cell office:value-type="float" office:value="1.828" calcext:value-type="float">
            <text:p>1.828</text:p>
          </table:table-cell>
          <table:table-cell office:value-type="float" office:value="1.037" calcext:value-type="float">
            <text:p>1.037</text:p>
          </table:table-cell>
          <table:table-cell office:value-type="float" office:value="4.087" calcext:value-type="float">
            <text:p>4.087</text:p>
          </table:table-cell>
          <table:table-cell office:value-type="float" office:value="1.253" calcext:value-type="float">
            <text:p>1.253</text:p>
          </table:table-cell>
          <table:table-cell office:value-type="float" office:value="2.553" calcext:value-type="float">
            <text:p>2.553</text:p>
          </table:table-cell>
          <table:table-cell office:value-type="float" office:value="6.704" calcext:value-type="float">
            <text:p>6.704</text:p>
          </table:table-cell>
          <table:table-cell office:value-type="float" office:value="9.473" calcext:value-type="float">
            <text:p>9.473</text:p>
          </table:table-cell>
          <table:table-cell office:value-type="float" office:value="5.831" calcext:value-type="float">
            <text:p>5.831</text:p>
          </table:table-cell>
          <table:table-cell office:value-type="float" office:value="6.304" calcext:value-type="float">
            <text:p>6.304</text:p>
          </table:table-cell>
          <table:table-cell office:value-type="float" office:value="8.148" calcext:value-type="float">
            <text:p>8.148</text:p>
          </table:table-cell>
          <table:table-cell office:value-type="float" office:value="14.501" calcext:value-type="float">
            <text:p>14.501</text:p>
          </table:table-cell>
        </table:table-row>
        <table:table-row table:style-name="ro1">
          <table:table-cell table:number-columns-repeated="2" office:value-type="string" calcext:value-type="string">
            <text:p>OS05G0554000</text:p>
          </table:table-cell>
          <table:table-cell office:value-type="float" office:value="1.554" calcext:value-type="float">
            <text:p>1.554</text:p>
          </table:table-cell>
          <table:table-cell office:value-type="float" office:value="2.421" calcext:value-type="float">
            <text:p>2.421</text:p>
          </table:table-cell>
          <table:table-cell office:value-type="float" office:value="3.151" calcext:value-type="float">
            <text:p>3.151</text:p>
          </table:table-cell>
          <table:table-cell office:value-type="float" office:value="3.674" calcext:value-type="float">
            <text:p>3.674</text:p>
          </table:table-cell>
          <table:table-cell office:value-type="float" office:value="2.644" calcext:value-type="float">
            <text:p>2.644</text:p>
          </table:table-cell>
          <table:table-cell office:value-type="float" office:value="2.87" calcext:value-type="float">
            <text:p>2.87</text:p>
          </table:table-cell>
          <table:table-cell office:value-type="float" office:value="2.25" calcext:value-type="float">
            <text:p>2.25</text:p>
          </table:table-cell>
          <table:table-cell office:value-type="float" office:value="2.94" calcext:value-type="float">
            <text:p>2.94</text:p>
          </table:table-cell>
          <table:table-cell office:value-type="float" office:value="2.037" calcext:value-type="float">
            <text:p>2.037</text:p>
          </table:table-cell>
          <table:table-cell office:value-type="float" office:value="2.855" calcext:value-type="float">
            <text:p>2.855</text:p>
          </table:table-cell>
          <table:table-cell office:value-type="float" office:value="3.895" calcext:value-type="float">
            <text:p>3.895</text:p>
          </table:table-cell>
          <table:table-cell office:value-type="float" office:value="6.37" calcext:value-type="float">
            <text:p>6.37</text:p>
          </table:table-cell>
          <table:table-cell office:value-type="float" office:value="7.076" calcext:value-type="float">
            <text:p>7.076</text:p>
          </table:table-cell>
          <table:table-cell office:value-type="float" office:value="4.32" calcext:value-type="float">
            <text:p>4.32</text:p>
          </table:table-cell>
          <table:table-cell office:value-type="float" office:value="10.09" calcext:value-type="float">
            <text:p>10.09</text:p>
          </table:table-cell>
          <table:table-cell office:value-type="float" office:value="12.476" calcext:value-type="float">
            <text:p>12.476</text:p>
          </table:table-cell>
        </table:table-row>
        <table:table-row table:style-name="ro1">
          <table:table-cell table:number-columns-repeated="2" office:value-type="string" calcext:value-type="string">
            <text:p>OS06G0109200</text:p>
          </table:table-cell>
          <table:table-cell office:value-type="float" office:value="2.221" calcext:value-type="float">
            <text:p>2.221</text:p>
          </table:table-cell>
          <table:table-cell office:value-type="float" office:value="2.068" calcext:value-type="float">
            <text:p>2.068</text:p>
          </table:table-cell>
          <table:table-cell office:value-type="float" office:value="2.332" calcext:value-type="float">
            <text:p>2.332</text:p>
          </table:table-cell>
          <table:table-cell office:value-type="float" office:value="2.116" calcext:value-type="float">
            <text:p>2.116</text:p>
          </table:table-cell>
          <table:table-cell office:value-type="float" office:value="1.345" calcext:value-type="float">
            <text:p>1.345</text:p>
          </table:table-cell>
          <table:table-cell office:value-type="float" office:value="2.655" calcext:value-type="float">
            <text:p>2.655</text:p>
          </table:table-cell>
          <table:table-cell office:value-type="float" office:value="4.011" calcext:value-type="float">
            <text:p>4.011</text:p>
          </table:table-cell>
          <table:table-cell office:value-type="float" office:value="2.985" calcext:value-type="float">
            <text:p>2.985</text:p>
          </table:table-cell>
          <table:table-cell office:value-type="float" office:value="2.036" calcext:value-type="float">
            <text:p>2.036</text:p>
          </table:table-cell>
          <table:table-cell office:value-type="float" office:value="4.217" calcext:value-type="float">
            <text:p>4.217</text:p>
          </table:table-cell>
          <table:table-cell office:value-type="float" office:value="2.287" calcext:value-type="float">
            <text:p>2.287</text:p>
          </table:table-cell>
          <table:table-cell office:value-type="float" office:value="3.388" calcext:value-type="float">
            <text:p>3.388</text:p>
          </table:table-cell>
          <table:table-cell office:value-type="float" office:value="3.999" calcext:value-type="float">
            <text:p>3.999</text:p>
          </table:table-cell>
          <table:table-cell office:value-type="float" office:value="3.234" calcext:value-type="float">
            <text:p>3.234</text:p>
          </table:table-cell>
          <table:table-cell office:value-type="float" office:value="12.37" calcext:value-type="float">
            <text:p>12.37</text:p>
          </table:table-cell>
          <table:table-cell office:value-type="float" office:value="14.259" calcext:value-type="float">
            <text:p>14.259</text:p>
          </table:table-cell>
        </table:table-row>
        <table:table-row table:style-name="ro1">
          <table:table-cell table:number-columns-repeated="2" office:value-type="string" calcext:value-type="string">
            <text:p>OS06G0193300</text:p>
          </table:table-cell>
          <table:table-cell office:value-type="float" office:value="1.425" calcext:value-type="float">
            <text:p>1.425</text:p>
          </table:table-cell>
          <table:table-cell office:value-type="float" office:value="2.254" calcext:value-type="float">
            <text:p>2.254</text:p>
          </table:table-cell>
          <table:table-cell office:value-type="float" office:value="1.945" calcext:value-type="float">
            <text:p>1.945</text:p>
          </table:table-cell>
          <table:table-cell office:value-type="float" office:value="1.897" calcext:value-type="float">
            <text:p>1.897</text:p>
          </table:table-cell>
          <table:table-cell office:value-type="float" office:value="1.397" calcext:value-type="float">
            <text:p>1.397</text:p>
          </table:table-cell>
          <table:table-cell office:value-type="float" office:value="1.572" calcext:value-type="float">
            <text:p>1.572</text:p>
          </table:table-cell>
          <table:table-cell office:value-type="float" office:value="1.798" calcext:value-type="float">
            <text:p>1.798</text:p>
          </table:table-cell>
          <table:table-cell office:value-type="float" office:value="2.728" calcext:value-type="float">
            <text:p>2.728</text:p>
          </table:table-cell>
          <table:table-cell office:value-type="float" office:value="2.055" calcext:value-type="float">
            <text:p>2.055</text:p>
          </table:table-cell>
          <table:table-cell office:value-type="float" office:value="3.574" calcext:value-type="float">
            <text:p>3.574</text:p>
          </table:table-cell>
          <table:table-cell office:value-type="float" office:value="4.03" calcext:value-type="float">
            <text:p>4.03</text:p>
          </table:table-cell>
          <table:table-cell office:value-type="float" office:value="5.778" calcext:value-type="float">
            <text:p>5.778</text:p>
          </table:table-cell>
          <table:table-cell office:value-type="float" office:value="8.377" calcext:value-type="float">
            <text:p>8.377</text:p>
          </table:table-cell>
          <table:table-cell office:value-type="float" office:value="5.765" calcext:value-type="float">
            <text:p>5.765</text:p>
          </table:table-cell>
          <table:table-cell office:value-type="float" office:value="19.188" calcext:value-type="float">
            <text:p>19.188</text:p>
          </table:table-cell>
          <table:table-cell office:value-type="float" office:value="17.978" calcext:value-type="float">
            <text:p>17.978</text:p>
          </table:table-cell>
        </table:table-row>
        <table:table-row table:style-name="ro1">
          <table:table-cell office:value-type="string" calcext:value-type="string">
            <text:p>OS06G0672400</text:p>
          </table:table-cell>
          <table:table-cell office:value-type="string" calcext:value-type="string">
            <text:p>G1L2</text:p>
          </table:table-cell>
          <table:table-cell office:value-type="float" office:value="21.061" calcext:value-type="float">
            <text:p>21.061</text:p>
          </table:table-cell>
          <table:table-cell office:value-type="float" office:value="29.468" calcext:value-type="float">
            <text:p>29.468</text:p>
          </table:table-cell>
          <table:table-cell office:value-type="float" office:value="29.958" calcext:value-type="float">
            <text:p>29.958</text:p>
          </table:table-cell>
          <table:table-cell office:value-type="float" office:value="28.504" calcext:value-type="float">
            <text:p>28.504</text:p>
          </table:table-cell>
          <table:table-cell office:value-type="float" office:value="28.076" calcext:value-type="float">
            <text:p>28.076</text:p>
          </table:table-cell>
          <table:table-cell office:value-type="float" office:value="31.332" calcext:value-type="float">
            <text:p>31.332</text:p>
          </table:table-cell>
          <table:table-cell office:value-type="float" office:value="38.557" calcext:value-type="float">
            <text:p>38.557</text:p>
          </table:table-cell>
          <table:table-cell office:value-type="float" office:value="37.877" calcext:value-type="float">
            <text:p>37.877</text:p>
          </table:table-cell>
          <table:table-cell office:value-type="float" office:value="29.317" calcext:value-type="float">
            <text:p>29.317</text:p>
          </table:table-cell>
          <table:table-cell office:value-type="float" office:value="33.81" calcext:value-type="float">
            <text:p>33.81</text:p>
          </table:table-cell>
          <table:table-cell office:value-type="float" office:value="73.488" calcext:value-type="float">
            <text:p>73.488</text:p>
          </table:table-cell>
          <table:table-cell office:value-type="float" office:value="78.555" calcext:value-type="float">
            <text:p>78.555</text:p>
          </table:table-cell>
          <table:table-cell office:value-type="float" office:value="125.173" calcext:value-type="float">
            <text:p>125.173</text:p>
          </table:table-cell>
          <table:table-cell office:value-type="float" office:value="141.879" calcext:value-type="float">
            <text:p>141.879</text:p>
          </table:table-cell>
          <table:table-cell office:value-type="float" office:value="175.58" calcext:value-type="float">
            <text:p>175.58</text:p>
          </table:table-cell>
          <table:table-cell office:value-type="float" office:value="187.075" calcext:value-type="float">
            <text:p>187.075</text:p>
          </table:table-cell>
        </table:table-row>
        <table:table-row table:style-name="ro1">
          <table:table-cell table:number-columns-repeated="2" office:value-type="string" calcext:value-type="string">
            <text:p>OS07G0175300</text:p>
          </table:table-cell>
          <table:table-cell office:value-type="float" office:value="1.101" calcext:value-type="float">
            <text:p>1.101</text:p>
          </table:table-cell>
          <table:table-cell office:value-type="float" office:value="0.794" calcext:value-type="float">
            <text:p>0.794</text:p>
          </table:table-cell>
          <table:table-cell office:value-type="float" office:value="1.194" calcext:value-type="float">
            <text:p>1.194</text:p>
          </table:table-cell>
          <table:table-cell office:value-type="float" office:value="0.815" calcext:value-type="float">
            <text:p>0.815</text:p>
          </table:table-cell>
          <table:table-cell office:value-type="float" office:value="1.025" calcext:value-type="float">
            <text:p>1.025</text:p>
          </table:table-cell>
          <table:table-cell office:value-type="float" office:value="1.039" calcext:value-type="float">
            <text:p>1.039</text:p>
          </table:table-cell>
          <table:table-cell office:value-type="float" office:value="0.934" calcext:value-type="float">
            <text:p>0.934</text:p>
          </table:table-cell>
          <table:table-cell office:value-type="float" office:value="0.611" calcext:value-type="float">
            <text:p>0.611</text:p>
          </table:table-cell>
          <table:table-cell office:value-type="float" office:value="1.172" calcext:value-type="float">
            <text:p>1.172</text:p>
          </table:table-cell>
          <table:table-cell office:value-type="float" office:value="1.098" calcext:value-type="float">
            <text:p>1.098</text:p>
          </table:table-cell>
          <table:table-cell office:value-type="float" office:value="1.405" calcext:value-type="float">
            <text:p>1.405</text:p>
          </table:table-cell>
          <table:table-cell office:value-type="float" office:value="1.273" calcext:value-type="float">
            <text:p>1.273</text:p>
          </table:table-cell>
          <table:table-cell office:value-type="float" office:value="2.596" calcext:value-type="float">
            <text:p>2.596</text:p>
          </table:table-cell>
          <table:table-cell office:value-type="float" office:value="2.551" calcext:value-type="float">
            <text:p>2.551</text:p>
          </table:table-cell>
          <table:table-cell office:value-type="float" office:value="6.049" calcext:value-type="float">
            <text:p>6.049</text:p>
          </table:table-cell>
          <table:table-cell office:value-type="float" office:value="6.484" calcext:value-type="float">
            <text:p>6.484</text:p>
          </table:table-cell>
        </table:table-row>
        <table:table-row table:style-name="ro1">
          <table:table-cell table:number-columns-repeated="2" office:value-type="string" calcext:value-type="string">
            <text:p>OS08G0114300</text:p>
          </table:table-cell>
          <table:table-cell office:value-type="float" office:value="1.496" calcext:value-type="float">
            <text:p>1.496</text:p>
          </table:table-cell>
          <table:table-cell office:value-type="float" office:value="1.259" calcext:value-type="float">
            <text:p>1.259</text:p>
          </table:table-cell>
          <table:table-cell office:value-type="float" office:value="1.328" calcext:value-type="float">
            <text:p>1.328</text:p>
          </table:table-cell>
          <table:table-cell office:value-type="float" office:value="0.782" calcext:value-type="float">
            <text:p>0.782</text:p>
          </table:table-cell>
          <table:table-cell office:value-type="float" office:value="1.299" calcext:value-type="float">
            <text:p>1.299</text:p>
          </table:table-cell>
          <table:table-cell office:value-type="float" office:value="2.498" calcext:value-type="float">
            <text:p>2.498</text:p>
          </table:table-cell>
          <table:table-cell office:value-type="float" office:value="3.066" calcext:value-type="float">
            <text:p>3.066</text:p>
          </table:table-cell>
          <table:table-cell office:value-type="float" office:value="1.743" calcext:value-type="float">
            <text:p>1.743</text:p>
          </table:table-cell>
          <table:table-cell office:value-type="float" office:value="1.005" calcext:value-type="float">
            <text:p>1.005</text:p>
          </table:table-cell>
          <table:table-cell office:value-type="float" office:value="3.587" calcext:value-type="float">
            <text:p>3.587</text:p>
          </table:table-cell>
          <table:table-cell office:value-type="float" office:value="1.754" calcext:value-type="float">
            <text:p>1.754</text:p>
          </table:table-cell>
          <table:table-cell office:value-type="float" office:value="3.081" calcext:value-type="float">
            <text:p>3.081</text:p>
          </table:table-cell>
          <table:table-cell office:value-type="float" office:value="2.862" calcext:value-type="float">
            <text:p>2.862</text:p>
          </table:table-cell>
          <table:table-cell office:value-type="float" office:value="0.595" calcext:value-type="float">
            <text:p>0.595</text:p>
          </table:table-cell>
          <table:table-cell office:value-type="float" office:value="13.279" calcext:value-type="float">
            <text:p>13.279</text:p>
          </table:table-cell>
          <table:table-cell office:value-type="float" office:value="8.858" calcext:value-type="float">
            <text:p>8.858</text:p>
          </table:table-cell>
        </table:table-row>
        <table:table-row table:style-name="ro1">
          <table:table-cell table:number-columns-repeated="2" office:value-type="string" calcext:value-type="string">
            <text:p>OS08G0114400</text:p>
          </table:table-cell>
          <table:table-cell office:value-type="float" office:value="5.02" calcext:value-type="float">
            <text:p>5.02</text:p>
          </table:table-cell>
          <table:table-cell office:value-type="float" office:value="2.483" calcext:value-type="float">
            <text:p>2.483</text:p>
          </table:table-cell>
          <table:table-cell office:value-type="float" office:value="4.637" calcext:value-type="float">
            <text:p>4.637</text:p>
          </table:table-cell>
          <table:table-cell office:value-type="float" office:value="2.64" calcext:value-type="float">
            <text:p>2.64</text:p>
          </table:table-cell>
          <table:table-cell office:value-type="float" office:value="5.273" calcext:value-type="float">
            <text:p>5.273</text:p>
          </table:table-cell>
          <table:table-cell office:value-type="float" office:value="8.423" calcext:value-type="float">
            <text:p>8.423</text:p>
          </table:table-cell>
          <table:table-cell office:value-type="float" office:value="8.587" calcext:value-type="float">
            <text:p>8.587</text:p>
          </table:table-cell>
          <table:table-cell office:value-type="float" office:value="6.97" calcext:value-type="float">
            <text:p>6.97</text:p>
          </table:table-cell>
          <table:table-cell office:value-type="float" office:value="4.2" calcext:value-type="float">
            <text:p>4.2</text:p>
          </table:table-cell>
          <table:table-cell office:value-type="float" office:value="9.587" calcext:value-type="float">
            <text:p>9.587</text:p>
          </table:table-cell>
          <table:table-cell office:value-type="float" office:value="3.979" calcext:value-type="float">
            <text:p>3.979</text:p>
          </table:table-cell>
          <table:table-cell office:value-type="float" office:value="9.14" calcext:value-type="float">
            <text:p>9.14</text:p>
          </table:table-cell>
          <table:table-cell office:value-type="float" office:value="9.817" calcext:value-type="float">
            <text:p>9.817</text:p>
          </table:table-cell>
          <table:table-cell office:value-type="float" office:value="1.538" calcext:value-type="float">
            <text:p>1.538</text:p>
          </table:table-cell>
          <table:table-cell office:value-type="float" office:value="29.662" calcext:value-type="float">
            <text:p>29.662</text:p>
          </table:table-cell>
          <table:table-cell office:value-type="float" office:value="25.096" calcext:value-type="float">
            <text:p>25.096</text:p>
          </table:table-cell>
        </table:table-row>
        <table:table-row table:style-name="ro1">
          <table:table-cell table:number-columns-repeated="2" office:value-type="string" calcext:value-type="string">
            <text:p>OS08G03958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543" calcext:value-type="float">
            <text:p>1.543</text:p>
          </table:table-cell>
          <table:table-cell office:value-type="float" office:value="1.045" calcext:value-type="float">
            <text:p>1.045</text:p>
          </table:table-cell>
          <table:table-cell office:value-type="float" office:value="1.986" calcext:value-type="float">
            <text:p>1.986</text:p>
          </table:table-cell>
          <table:table-cell office:value-type="float" office:value="1.616" calcext:value-type="float">
            <text:p>1.616</text:p>
          </table:table-cell>
          <table:table-cell office:value-type="float" office:value="1.8" calcext:value-type="float">
            <text:p>1.8</text:p>
          </table:table-cell>
          <table:table-cell office:value-type="float" office:value="2.411" calcext:value-type="float">
            <text:p>2.411</text:p>
          </table:table-cell>
          <table:table-cell office:value-type="float" office:value="2.169" calcext:value-type="float">
            <text:p>2.169</text:p>
          </table:table-cell>
          <table:table-cell office:value-type="float" office:value="1.571" calcext:value-type="float">
            <text:p>1.571</text:p>
          </table:table-cell>
          <table:table-cell office:value-type="float" office:value="2.146" calcext:value-type="float">
            <text:p>2.146</text:p>
          </table:table-cell>
          <table:table-cell office:value-type="float" office:value="3.107" calcext:value-type="float">
            <text:p>3.107</text:p>
          </table:table-cell>
          <table:table-cell office:value-type="float" office:value="5.458" calcext:value-type="float">
            <text:p>5.458</text:p>
          </table:table-cell>
          <table:table-cell office:value-type="float" office:value="6.637" calcext:value-type="float">
            <text:p>6.637</text:p>
          </table:table-cell>
          <table:table-cell office:value-type="float" office:value="5.775" calcext:value-type="float">
            <text:p>5.775</text:p>
          </table:table-cell>
          <table:table-cell office:value-type="float" office:value="9.107" calcext:value-type="float">
            <text:p>9.107</text:p>
          </table:table-cell>
          <table:table-cell office:value-type="float" office:value="7.274" calcext:value-type="float">
            <text:p>7.274</text:p>
          </table:table-cell>
        </table:table-row>
        <table:table-row table:style-name="ro1">
          <table:table-cell table:number-columns-repeated="2" office:value-type="string" calcext:value-type="string">
            <text:p>OS09G0345500</text:p>
          </table:table-cell>
          <table:table-cell office:value-type="float" office:value="2.313" calcext:value-type="float">
            <text:p>2.313</text:p>
          </table:table-cell>
          <table:table-cell office:value-type="float" office:value="1.261" calcext:value-type="float">
            <text:p>1.261</text:p>
          </table:table-cell>
          <table:table-cell office:value-type="float" office:value="1.924" calcext:value-type="float">
            <text:p>1.924</text:p>
          </table:table-cell>
          <table:table-cell office:value-type="float" office:value="2.292" calcext:value-type="float">
            <text:p>2.292</text:p>
          </table:table-cell>
          <table:table-cell office:value-type="float" office:value="1.948" calcext:value-type="float">
            <text:p>1.948</text:p>
          </table:table-cell>
          <table:table-cell office:value-type="float" office:value="3.616" calcext:value-type="float">
            <text:p>3.616</text:p>
          </table:table-cell>
          <table:table-cell office:value-type="float" office:value="4.575" calcext:value-type="float">
            <text:p>4.575</text:p>
          </table:table-cell>
          <table:table-cell office:value-type="float" office:value="2.626" calcext:value-type="float">
            <text:p>2.626</text:p>
          </table:table-cell>
          <table:table-cell office:value-type="float" office:value="1.082" calcext:value-type="float">
            <text:p>1.082</text:p>
          </table:table-cell>
          <table:table-cell office:value-type="float" office:value="2.288" calcext:value-type="float">
            <text:p>2.288</text:p>
          </table:table-cell>
          <table:table-cell office:value-type="float" office:value="1.453" calcext:value-type="float">
            <text:p>1.453</text:p>
          </table:table-cell>
          <table:table-cell office:value-type="float" office:value="4.002" calcext:value-type="float">
            <text:p>4.002</text:p>
          </table:table-cell>
          <table:table-cell office:value-type="float" office:value="2.897" calcext:value-type="float">
            <text:p>2.897</text:p>
          </table:table-cell>
          <table:table-cell office:value-type="float" office:value="0.608" calcext:value-type="float">
            <text:p>0.608</text:p>
          </table:table-cell>
          <table:table-cell office:value-type="float" office:value="9.825" calcext:value-type="float">
            <text:p>9.825</text:p>
          </table:table-cell>
          <table:table-cell office:value-type="float" office:value="7.956" calcext:value-type="float">
            <text:p>7.956</text:p>
          </table:table-cell>
        </table:table-row>
        <table:table-row table:style-name="ro1">
          <table:table-cell table:number-columns-repeated="2" office:value-type="string" calcext:value-type="string">
            <text:p>OS09G0396900</text:p>
          </table:table-cell>
          <table:table-cell office:value-type="float" office:value="8.705" calcext:value-type="float">
            <text:p>8.705</text:p>
          </table:table-cell>
          <table:table-cell office:value-type="float" office:value="9.449" calcext:value-type="float">
            <text:p>9.449</text:p>
          </table:table-cell>
          <table:table-cell office:value-type="float" office:value="13.602" calcext:value-type="float">
            <text:p>13.602</text:p>
          </table:table-cell>
          <table:table-cell office:value-type="float" office:value="11.351" calcext:value-type="float">
            <text:p>11.351</text:p>
          </table:table-cell>
          <table:table-cell office:value-type="float" office:value="13.199" calcext:value-type="float">
            <text:p>13.199</text:p>
          </table:table-cell>
          <table:table-cell office:value-type="float" office:value="12.49" calcext:value-type="float">
            <text:p>12.49</text:p>
          </table:table-cell>
          <table:table-cell office:value-type="float" office:value="5.932" calcext:value-type="float">
            <text:p>5.932</text:p>
          </table:table-cell>
          <table:table-cell office:value-type="float" office:value="3.856" calcext:value-type="float">
            <text:p>3.856</text:p>
          </table:table-cell>
          <table:table-cell office:value-type="float" office:value="2.166" calcext:value-type="float">
            <text:p>2.166</text:p>
          </table:table-cell>
          <table:table-cell office:value-type="float" office:value="5.673" calcext:value-type="float">
            <text:p>5.673</text:p>
          </table:table-cell>
          <table:table-cell office:value-type="float" office:value="10.974" calcext:value-type="float">
            <text:p>10.974</text:p>
          </table:table-cell>
          <table:table-cell office:value-type="float" office:value="10.218" calcext:value-type="float">
            <text:p>10.218</text:p>
          </table:table-cell>
          <table:table-cell office:value-type="float" office:value="18.961" calcext:value-type="float">
            <text:p>18.961</text:p>
          </table:table-cell>
          <table:table-cell office:value-type="float" office:value="19.645" calcext:value-type="float">
            <text:p>19.645</text:p>
          </table:table-cell>
          <table:table-cell office:value-type="float" office:value="4.063" calcext:value-type="float">
            <text:p>4.063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string" calcext:value-type="string">
            <text:p>OS09G0451400</text:p>
          </table:table-cell>
          <table:table-cell office:value-type="string" calcext:value-type="string">
            <text:p>ACO1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646" calcext:value-type="float">
            <text:p>14.646</text:p>
          </table:table-cell>
          <table:table-cell office:value-type="float" office:value="6.589" calcext:value-type="float">
            <text:p>6.589</text:p>
          </table:table-cell>
          <table:table-cell office:value-type="float" office:value="7.374" calcext:value-type="float">
            <text:p>7.374</text:p>
          </table:table-cell>
          <table:table-cell office:value-type="float" office:value="6.904" calcext:value-type="float">
            <text:p>6.904</text:p>
          </table:table-cell>
          <table:table-cell office:value-type="float" office:value="7.422" calcext:value-type="float">
            <text:p>7.422</text:p>
          </table:table-cell>
          <table:table-cell office:value-type="float" office:value="18.828" calcext:value-type="float">
            <text:p>18.828</text:p>
          </table:table-cell>
          <table:table-cell office:value-type="float" office:value="15.797" calcext:value-type="float">
            <text:p>15.797</text:p>
          </table:table-cell>
          <table:table-cell office:value-type="float" office:value="5.528" calcext:value-type="float">
            <text:p>5.528</text:p>
          </table:table-cell>
          <table:table-cell office:value-type="float" office:value="11.502" calcext:value-type="float">
            <text:p>11.502</text:p>
          </table:table-cell>
          <table:table-cell office:value-type="float" office:value="21.668" calcext:value-type="float">
            <text:p>21.668</text:p>
          </table:table-cell>
          <table:table-cell office:value-type="float" office:value="26.095" calcext:value-type="float">
            <text:p>26.095</text:p>
          </table:table-cell>
          <table:table-cell office:value-type="float" office:value="55.391" calcext:value-type="float">
            <text:p>55.391</text:p>
          </table:table-cell>
          <table:table-cell office:value-type="float" office:value="36.076" calcext:value-type="float">
            <text:p>36.076</text:p>
          </table:table-cell>
          <table:table-cell office:value-type="float" office:value="55.449" calcext:value-type="float">
            <text:p>55.449</text:p>
          </table:table-cell>
          <table:table-cell office:value-type="float" office:value="46.605" calcext:value-type="float">
            <text:p>46.605</text:p>
          </table:table-cell>
        </table:table-row>
        <table:table-row table:style-name="ro1">
          <table:table-cell table:number-columns-repeated="2" office:value-type="string" calcext:value-type="string">
            <text:p>OS10G0377400</text:p>
          </table:table-cell>
          <table:table-cell office:value-type="float" office:value="120.323" calcext:value-type="float">
            <text:p>120.323</text:p>
          </table:table-cell>
          <table:table-cell office:value-type="float" office:value="103.012" calcext:value-type="float">
            <text:p>103.012</text:p>
          </table:table-cell>
          <table:table-cell office:value-type="float" office:value="122.603" calcext:value-type="float">
            <text:p>122.603</text:p>
          </table:table-cell>
          <table:table-cell office:value-type="float" office:value="97.512" calcext:value-type="float">
            <text:p>97.512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90.244" calcext:value-type="float">
            <text:p>90.244</text:p>
          </table:table-cell>
          <table:table-cell office:value-type="float" office:value="118.086" calcext:value-type="float">
            <text:p>118.086</text:p>
          </table:table-cell>
          <table:table-cell office:value-type="float" office:value="80.754" calcext:value-type="float">
            <text:p>80.754</text:p>
          </table:table-cell>
          <table:table-cell office:value-type="float" office:value="94.945" calcext:value-type="float">
            <text:p>94.945</text:p>
          </table:table-cell>
          <table:table-cell office:value-type="float" office:value="93.937" calcext:value-type="float">
            <text:p>93.937</text:p>
          </table:table-cell>
          <table:table-cell office:value-type="float" office:value="103.17" calcext:value-type="float">
            <text:p>103.17</text:p>
          </table:table-cell>
          <table:table-cell office:value-type="float" office:value="91.677" calcext:value-type="float">
            <text:p>91.677</text:p>
          </table:table-cell>
          <table:table-cell office:value-type="float" office:value="81.764" calcext:value-type="float">
            <text:p>81.764</text:p>
          </table:table-cell>
          <table:table-cell office:value-type="float" office:value="73.692" calcext:value-type="float">
            <text:p>73.692</text:p>
          </table:table-cell>
          <table:table-cell office:value-type="float" office:value="106.15" calcext:value-type="float">
            <text:p>106.15</text:p>
          </table:table-cell>
          <table:table-cell office:value-type="float" office:value="80.482" calcext:value-type="float">
            <text:p>80.482</text:p>
          </table:table-cell>
        </table:table-row>
        <table:table-row table:style-name="ro1">
          <table:table-cell table:number-columns-repeated="2" office:value-type="string" calcext:value-type="string">
            <text:p>OS11G0208850</text:p>
          </table:table-cell>
          <table:table-cell office:value-type="float" office:value="2.753" calcext:value-type="float">
            <text:p>2.753</text:p>
          </table:table-cell>
          <table:table-cell office:value-type="float" office:value="2.805" calcext:value-type="float">
            <text:p>2.805</text:p>
          </table:table-cell>
          <table:table-cell office:value-type="float" office:value="1.586" calcext:value-type="float">
            <text:p>1.586</text:p>
          </table:table-cell>
          <table:table-cell office:value-type="float" office:value="2.072" calcext:value-type="float">
            <text:p>2.072</text:p>
          </table:table-cell>
          <table:table-cell office:value-type="float" office:value="2.165" calcext:value-type="float">
            <text:p>2.165</text:p>
          </table:table-cell>
          <table:table-cell office:value-type="float" office:value="2.768" calcext:value-type="float">
            <text:p>2.768</text:p>
          </table:table-cell>
          <table:table-cell office:value-type="float" office:value="2.358" calcext:value-type="float">
            <text:p>2.358</text:p>
          </table:table-cell>
          <table:table-cell office:value-type="float" office:value="3.641" calcext:value-type="float">
            <text:p>3.641</text:p>
          </table:table-cell>
          <table:table-cell office:value-type="float" office:value="1.612" calcext:value-type="float">
            <text:p>1.612</text:p>
          </table:table-cell>
          <table:table-cell office:value-type="float" office:value="1.384" calcext:value-type="float">
            <text:p>1.384</text:p>
          </table:table-cell>
          <table:table-cell office:value-type="float" office:value="1.775" calcext:value-type="float">
            <text:p>1.775</text:p>
          </table:table-cell>
          <table:table-cell office:value-type="float" office:value="1.934" calcext:value-type="float">
            <text:p>1.934</text:p>
          </table:table-cell>
          <table:table-cell office:value-type="float" office:value="3.512" calcext:value-type="float">
            <text:p>3.512</text:p>
          </table:table-cell>
          <table:table-cell office:value-type="float" office:value="3.916" calcext:value-type="float">
            <text:p>3.916</text:p>
          </table:table-cell>
          <table:table-cell office:value-type="float" office:value="10.215" calcext:value-type="float">
            <text:p>10.215</text:p>
          </table:table-cell>
          <table:table-cell office:value-type="float" office:value="8.204" calcext:value-type="float">
            <text:p>8.204</text:p>
          </table:table-cell>
        </table:table-row>
        <table:table-row table:style-name="ro1">
          <table:table-cell table:number-columns-repeated="2" office:value-type="string" calcext:value-type="string">
            <text:p>OS11G0644700</text:p>
          </table:table-cell>
          <table:table-cell office:value-type="float" office:value="1.358" calcext:value-type="float">
            <text:p>1.358</text:p>
          </table:table-cell>
          <table:table-cell office:value-type="float" office:value="1.151" calcext:value-type="float">
            <text:p>1.151</text:p>
          </table:table-cell>
          <table:table-cell office:value-type="float" office:value="1.888" calcext:value-type="float">
            <text:p>1.888</text:p>
          </table:table-cell>
          <table:table-cell office:value-type="float" office:value="1.181" calcext:value-type="float">
            <text:p>1.181</text:p>
          </table:table-cell>
          <table:table-cell office:value-type="float" office:value="0.649" calcext:value-type="float">
            <text:p>0.649</text:p>
          </table:table-cell>
          <table:table-cell office:value-type="float" office:value="1.932" calcext:value-type="float">
            <text:p>1.932</text:p>
          </table:table-cell>
          <table:table-cell office:value-type="float" office:value="2.6" calcext:value-type="float">
            <text:p>2.6</text:p>
          </table:table-cell>
          <table:table-cell office:value-type="float" office:value="1.772" calcext:value-type="float">
            <text:p>1.772</text:p>
          </table:table-cell>
          <table:table-cell office:value-type="float" office:value="0.588" calcext:value-type="float">
            <text:p>0.588</text:p>
          </table:table-cell>
          <table:table-cell office:value-type="float" office:value="3.158" calcext:value-type="float">
            <text:p>3.158</text:p>
          </table:table-cell>
          <table:table-cell office:value-type="float" office:value="1.353" calcext:value-type="float">
            <text:p>1.353</text:p>
          </table:table-cell>
          <table:table-cell office:value-type="float" office:value="4.258" calcext:value-type="float">
            <text:p>4.258</text:p>
          </table:table-cell>
          <table:table-cell office:value-type="float" office:value="2.244" calcext:value-type="float">
            <text:p>2.244</text:p>
          </table:table-cell>
          <table:table-cell office:value-type="float" office:value="1.188" calcext:value-type="float">
            <text:p>1.188</text:p>
          </table:table-cell>
          <table:table-cell office:value-type="float" office:value="14.348" calcext:value-type="float">
            <text:p>14.348</text:p>
          </table:table-cell>
          <table:table-cell office:value-type="float" office:value="10.332" calcext:value-type="float">
            <text:p>10.332</text:p>
          </table:table-cell>
        </table:table-row>
        <table:table-row table:style-name="ro1">
          <table:table-cell table:number-columns-repeated="2" office:value-type="string" calcext:value-type="string">
            <text:p>OS12G0503000</text:p>
          </table:table-cell>
          <table:table-cell office:value-type="float" office:value="3.186" calcext:value-type="float">
            <text:p>3.186</text:p>
          </table:table-cell>
          <table:table-cell office:value-type="float" office:value="8.593" calcext:value-type="float">
            <text:p>8.593</text:p>
          </table:table-cell>
          <table:table-cell office:value-type="float" office:value="6.497" calcext:value-type="float">
            <text:p>6.497</text:p>
          </table:table-cell>
          <table:table-cell office:value-type="float" office:value="8.825" calcext:value-type="float">
            <text:p>8.825</text:p>
          </table:table-cell>
          <table:table-cell office:value-type="float" office:value="3.526" calcext:value-type="float">
            <text:p>3.526</text:p>
          </table:table-cell>
          <table:table-cell office:value-type="float" office:value="10.978" calcext:value-type="float">
            <text:p>10.978</text:p>
          </table:table-cell>
          <table:table-cell office:value-type="float" office:value="9.207" calcext:value-type="float">
            <text:p>9.207</text:p>
          </table:table-cell>
          <table:table-cell office:value-type="float" office:value="11.097" calcext:value-type="float">
            <text:p>11.097</text:p>
          </table:table-cell>
          <table:table-cell office:value-type="float" office:value="5.637" calcext:value-type="float">
            <text:p>5.637</text:p>
          </table:table-cell>
          <table:table-cell office:value-type="float" office:value="11.203" calcext:value-type="float">
            <text:p>11.203</text:p>
          </table:table-cell>
          <table:table-cell office:value-type="float" office:value="14.276" calcext:value-type="float">
            <text:p>14.276</text:p>
          </table:table-cell>
          <table:table-cell office:value-type="float" office:value="14.188" calcext:value-type="float">
            <text:p>14.188</text:p>
          </table:table-cell>
          <table:table-cell office:value-type="float" office:value="12.297" calcext:value-type="float">
            <text:p>12.297</text:p>
          </table:table-cell>
          <table:table-cell office:value-type="float" office:value="13.11" calcext:value-type="float">
            <text:p>13.11</text:p>
          </table:table-cell>
          <table:table-cell office:value-type="float" office:value="32.743" calcext:value-type="float">
            <text:p>32.743</text:p>
          </table:table-cell>
          <table:table-cell office:value-type="float" office:value="42.767" calcext:value-type="float">
            <text:p>42.767</text:p>
          </table:table-cell>
        </table:table-row>
        <table:table-row table:style-name="ro1">
          <table:table-cell table:number-columns-repeated="2" office:value-type="string" calcext:value-type="string">
            <text:p>OS12G0572201</text:p>
          </table:table-cell>
          <table:table-cell office:value-type="float" office:value="8.999" calcext:value-type="float">
            <text:p>8.999</text:p>
          </table:table-cell>
          <table:table-cell office:value-type="float" office:value="8.127" calcext:value-type="float">
            <text:p>8.127</text:p>
          </table:table-cell>
          <table:table-cell office:value-type="float" office:value="7.774" calcext:value-type="float">
            <text:p>7.774</text:p>
          </table:table-cell>
          <table:table-cell office:value-type="float" office:value="8.41" calcext:value-type="float">
            <text:p>8.41</text:p>
          </table:table-cell>
          <table:table-cell office:value-type="float" office:value="6.532" calcext:value-type="float">
            <text:p>6.532</text:p>
          </table:table-cell>
          <table:table-cell office:value-type="float" office:value="8.778" calcext:value-type="float">
            <text:p>8.778</text:p>
          </table:table-cell>
          <table:table-cell office:value-type="float" office:value="6.127" calcext:value-type="float">
            <text:p>6.127</text:p>
          </table:table-cell>
          <table:table-cell office:value-type="float" office:value="7.999" calcext:value-type="float">
            <text:p>7.999</text:p>
          </table:table-cell>
          <table:table-cell office:value-type="float" office:value="7.791" calcext:value-type="float">
            <text:p>7.791</text:p>
          </table:table-cell>
          <table:table-cell office:value-type="float" office:value="11.284" calcext:value-type="float">
            <text:p>11.284</text:p>
          </table:table-cell>
          <table:table-cell office:value-type="float" office:value="12.396" calcext:value-type="float">
            <text:p>12.396</text:p>
          </table:table-cell>
          <table:table-cell office:value-type="float" office:value="14.102" calcext:value-type="float">
            <text:p>14.102</text:p>
          </table:table-cell>
          <table:table-cell office:value-type="float" office:value="20.372" calcext:value-type="float">
            <text:p>20.372</text:p>
          </table:table-cell>
          <table:table-cell office:value-type="float" office:value="25.449" calcext:value-type="float">
            <text:p>25.449</text:p>
          </table:table-cell>
          <table:table-cell office:value-type="float" office:value="39.894" calcext:value-type="float">
            <text:p>39.894</text:p>
          </table:table-cell>
          <table:table-cell office:value-type="float" office:value="63.645" calcext:value-type="float">
            <text:p>63.645</text:p>
          </table:table-cell>
        </table:table-row>
        <table:table-row table:style-name="ro1" table:number-rows-repeated="104852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9T01:50:49.956393312</dc:date>
    <meta:editing-duration>PT23M8S</meta:editing-duration>
    <meta:editing-cycles>1</meta:editing-cycles>
    <meta:document-statistic meta:table-count="1" meta:cell-count="840" meta:object-count="0"/>
  </office:meta>
</office:document-meta>
</file>